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0.3783in"/>
    </style:style>
    <style:style style:name="co17" style:family="table-column">
      <style:table-column-properties fo:break-before="auto" style:column-width="0.2335in"/>
    </style:style>
    <style:style style:name="co18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15">
            <text:p>11.5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35">
            <text:p>13.5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32">
            <text:p>23.2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1064">
            <text:p>11064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581">
            <text:p>1258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120">
            <text:p>13120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2-31">
            <text:p>2020-12-31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6 - 1.22)">
            <text:p>(0.66 - 1.22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8">
            <text:p>1.1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number-columns-repeated="2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302.25">
            <text:p>302.2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94073455759599">
            <text:p>0.0194073456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866393383798">
            <text:p>1.0686639338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13">
            <text:p>113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101308947462794">
            <text:p>0.0101308947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565929626756">
            <text:p>1.0356592963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110.125">
            <text:p>110.12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104900933511145">
            <text:p>0.0104900934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693100916359">
            <text:p>1.0369310092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201.125">
            <text:p>201.125</text:p>
          </table:table-cell>
          <table:table-cell office:value-type="float" office:value="402.75">
            <text:p>402.75</text:p>
          </table:table-cell>
          <table:table-cell office:value-type="float" office:value="0.0439114270806157">
            <text:p>0.0439114271</text:p>
          </table:table-cell>
          <table:table-cell office:value-type="float" office:value="0.0186641610987379">
            <text:p>0.0186641611</text:p>
          </table:table-cell>
          <table:table-cell office:value-type="float" office:value="0.0262429139245455">
            <text:p>0.0262429139</text:p>
          </table:table-cell>
          <table:table-cell office:value-type="float" office:value="1.15746929310154">
            <text:p>1.1574692931</text:p>
          </table:table-cell>
          <table:table-cell office:value-type="float" office:value="1.06600733162824">
            <text:p>1.0660073316</text:p>
          </table:table-cell>
          <table:table-cell office:value-type="float" office:value="1.09320003217716">
            <text:p>1.0932000322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26.7578141898075">
            <text:p>26.7578141898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99">
            <text:p>16699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41.375">
            <text:p>241.375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44544583507994">
            <text:p>0.0144544584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5100010970558">
            <text:p>1.0510001097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421">
            <text:p>17421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150.125">
            <text:p>150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861747316457149">
            <text:p>0.0086174732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3030670732973">
            <text:p>1.030306707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875">
            <text:p>16875</text:p>
          </table:table-cell>
          <table:table-cell office:value-type="float" office:value="77">
            <text:p>77</text:p>
          </table:table-cell>
          <table:table-cell office:value-type="float" office:value="273.5">
            <text:p>273.5</text:p>
          </table:table-cell>
          <table:table-cell office:value-type="float" office:value="244.625">
            <text:p>244.625</text:p>
          </table:table-cell>
          <table:table-cell office:value-type="float" office:value="0.00930064017393405">
            <text:p>0.0093006402</text:p>
          </table:table-cell>
          <table:table-cell office:value-type="float" office:value="0.0239324466223311">
            <text:p>0.0239324466</text:p>
          </table:table-cell>
          <table:table-cell office:value-type="float" office:value="0.0144962962962963">
            <text:p>0.0144962963</text:p>
          </table:table-cell>
          <table:table-cell office:value-type="float" office:value="1.03272178434775">
            <text:p>1.0327217843</text:p>
          </table:table-cell>
          <table:table-cell office:value-type="float" office:value="1.08488617670077">
            <text:p>1.0848861767</text:p>
          </table:table-cell>
          <table:table-cell office:value-type="float" office:value="1.0511489165454">
            <text:p>1.0511489165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513">
            <text:p>17513</text:p>
          </table:table-cell>
          <table:table-cell office:value-type="float" office:value="158">
            <text:p>158</text:p>
          </table:table-cell>
          <table:table-cell office:value-type="float" office:value="216.25">
            <text:p>216.25</text:p>
          </table:table-cell>
          <table:table-cell office:value-type="float" office:value="398.75">
            <text:p>398.75</text:p>
          </table:table-cell>
          <table:table-cell office:value-type="float" office:value="0.018834187626654">
            <text:p>0.0188341876</text:p>
          </table:table-cell>
          <table:table-cell office:value-type="float" office:value="0.0191236292889989">
            <text:p>0.0191236293</text:p>
          </table:table-cell>
          <table:table-cell office:value-type="float" office:value="0.0227688003197625">
            <text:p>0.0227688003</text:p>
          </table:table-cell>
          <table:table-cell office:value-type="float" office:value="1.06661492087546">
            <text:p>1.0666149209</text:p>
          </table:table-cell>
          <table:table-cell office:value-type="float" office:value="1.06764950037798">
            <text:p>1.0676495004</text:p>
          </table:table-cell>
          <table:table-cell office:value-type="float" office:value="1.08070690092445">
            <text:p>1.0807069009</text:p>
          </table:table-cell>
          <table:table-cell table:number-columns-repeated="2" office:value-type="float" office:value="0">
            <text:p>0</text:p>
          </table:table-cell>
          <table:table-cell office:value-type="float" office:value="30.7881235130131">
            <text:p>30.788123513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565">
            <text:p>12565</text:p>
          </table:table-cell>
          <table:table-cell office:value-type="float" office:value="17547">
            <text:p>17547</text:p>
          </table:table-cell>
          <table:table-cell office:value-type="float" office:value="206">
            <text:p>206</text:p>
          </table:table-cell>
          <table:table-cell office:value-type="float" office:value="169.375">
            <text:p>169.375</text:p>
          </table:table-cell>
          <table:table-cell office:value-type="float" office:value="118.25">
            <text:p>118.25</text:p>
          </table:table-cell>
          <table:table-cell office:value-type="float" office:value="0.0230760613868041">
            <text:p>0.0230760614</text:p>
          </table:table-cell>
          <table:table-cell office:value-type="float" office:value="0.0134799044966176">
            <text:p>0.0134799045</text:p>
          </table:table-cell>
          <table:table-cell office:value-type="float" office:value="0.0067390437111757">
            <text:p>0.0067390437</text:p>
          </table:table-cell>
          <table:table-cell office:value-type="float" office:value="1.0818099238877">
            <text:p>1.0818099239</text:p>
          </table:table-cell>
          <table:table-cell office:value-type="float" office:value="1.04753581307563">
            <text:p>1.0475358131</text:p>
          </table:table-cell>
          <table:table-cell office:value-type="float" office:value="1.02367566582099">
            <text:p>1.0236756658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92">
            <text:p>192</text:p>
          </table:table-cell>
          <table:table-cell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2348">
            <text:p>12348</text:p>
          </table:table-cell>
          <table:table-cell office:value-type="float" office:value="17008">
            <text:p>17008</text:p>
          </table:table-cell>
          <table:table-cell office:value-type="float" office:value="62">
            <text:p>62</text:p>
          </table:table-cell>
          <table:table-cell office:value-type="float" office:value="89.5">
            <text:p>89.5</text:p>
          </table:table-cell>
          <table:table-cell office:value-type="float" office:value="198.625">
            <text:p>198.625</text:p>
          </table:table-cell>
          <table:table-cell office:value-type="float" office:value="0.00713792309463504">
            <text:p>0.0071379231</text:p>
          </table:table-cell>
          <table:table-cell office:value-type="float" office:value="0.00724813735017817">
            <text:p>0.0072481374</text:p>
          </table:table-cell>
          <table:table-cell office:value-type="float" office:value="0.0116783278457197">
            <text:p>0.0116783278</text:p>
          </table:table-cell>
          <table:table-cell office:value-type="float" office:value="1.02508259272559">
            <text:p>1.0250825927</text:p>
          </table:table-cell>
          <table:table-cell office:value-type="float" office:value="1.02547145029592">
            <text:p>1.0254714503</text:p>
          </table:table-cell>
          <table:table-cell office:value-type="float" office:value="1.04114145880891">
            <text:p>1.04114145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2251">
            <text:p>12251</text:p>
          </table:table-cell>
          <table:table-cell office:value-type="float" office:value="17317">
            <text:p>17317</text:p>
          </table:table-cell>
          <table:table-cell office:value-type="float" office:value="119.25">
            <text:p>119.25</text:p>
          </table:table-cell>
          <table:table-cell office:value-type="float" office:value="205">
            <text:p>205</text:p>
          </table:table-cell>
          <table:table-cell office:value-type="float" office:value="328.625">
            <text:p>328.625</text:p>
          </table:table-cell>
          <table:table-cell office:value-type="float" office:value="0.0143174450714371">
            <text:p>0.0143174451</text:p>
          </table:table-cell>
          <table:table-cell office:value-type="float" office:value="0.0167333278916007">
            <text:p>0.0167333279</text:p>
          </table:table-cell>
          <table:table-cell office:value-type="float" office:value="0.0189770168042964">
            <text:p>0.0189770168</text:p>
          </table:table-cell>
          <table:table-cell office:value-type="float" office:value="1.05051283664744">
            <text:p>1.0505128366</text:p>
          </table:table-cell>
          <table:table-cell office:value-type="float" office:value="1.05911545597476">
            <text:p>1.059115456</text:p>
          </table:table-cell>
          <table:table-cell office:value-type="float" office:value="1.06712540806195">
            <text:p>1.06712540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824">
            <text:p>12824</text:p>
          </table:table-cell>
          <table:table-cell office:value-type="float" office:value="17781">
            <text:p>17781</text:p>
          </table:table-cell>
          <table:table-cell office:value-type="float" office:value="206">
            <text:p>206</text:p>
          </table:table-cell>
          <table:table-cell office:value-type="float" office:value="232.75">
            <text:p>232.75</text:p>
          </table:table-cell>
          <table:table-cell office:value-type="float" office:value="262.125">
            <text:p>262.125</text:p>
          </table:table-cell>
          <table:table-cell office:value-type="float" office:value="0.0235267245317497">
            <text:p>0.0235267245</text:p>
          </table:table-cell>
          <table:table-cell office:value-type="float" office:value="0.0181495633187773">
            <text:p>0.0181495633</text:p>
          </table:table-cell>
          <table:table-cell office:value-type="float" office:value="0.014741859288004">
            <text:p>0.0147418593</text:p>
          </table:table-cell>
          <table:table-cell office:value-type="float" office:value="1.08342840912482">
            <text:p>1.0834284091</text:p>
          </table:table-cell>
          <table:table-cell office:value-type="float" office:value="1.0641691086471">
            <text:p>1.0641691086</text:p>
          </table:table-cell>
          <table:table-cell office:value-type="float" office:value="1.05202245944194">
            <text:p>1.0520224594</text:p>
          </table:table-cell>
          <table:table-cell office:value-type="float" office:value="29.8073503509382">
            <text:p>29.80735035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748">
            <text:p>12748</text:p>
          </table:table-cell>
          <table:table-cell office:value-type="float" office:value="18415">
            <text:p>18415</text:p>
          </table:table-cell>
          <table:table-cell office:value-type="float" office:value="131.5">
            <text:p>131.5</text:p>
          </table:table-cell>
          <table:table-cell office:value-type="float" office:value="138.5">
            <text:p>138.5</text:p>
          </table:table-cell>
          <table:table-cell office:value-type="float" office:value="270.375">
            <text:p>270.375</text:p>
          </table:table-cell>
          <table:table-cell office:value-type="float" office:value="0.0135819045651725">
            <text:p>0.0135819046</text:p>
          </table:table-cell>
          <table:table-cell office:value-type="float" office:value="0.0108644493253844">
            <text:p>0.0108644493</text:p>
          </table:table-cell>
          <table:table-cell office:value-type="float" office:value="0.0146823241922346">
            <text:p>0.0146823242</text:p>
          </table:table-cell>
          <table:table-cell office:value-type="float" office:value="1.04789822351607">
            <text:p>1.0478982235</text:p>
          </table:table-cell>
          <table:table-cell office:value-type="float" office:value="1.03825692370677">
            <text:p>1.0382569237</text:p>
          </table:table-cell>
          <table:table-cell office:value-type="float" office:value="1.05181065313445">
            <text:p>1.051810653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3">
            <text:p>333</text:p>
          </table:table-cell>
          <table:table-cell office:value-type="float" office:value="173">
            <text:p>173</text:p>
          </table:table-cell>
          <table:table-cell office:value-type="float" office:value="9760">
            <text:p>9760</text:p>
          </table:table-cell>
          <table:table-cell office:value-type="float" office:value="12590">
            <text:p>12590</text:p>
          </table:table-cell>
          <table:table-cell office:value-type="float" office:value="18057">
            <text:p>18057</text:p>
          </table:table-cell>
          <table:table-cell office:value-type="float" office:value="83.125">
            <text:p>83.125</text:p>
          </table:table-cell>
          <table:table-cell office:value-type="float" office:value="162.875">
            <text:p>162.875</text:p>
          </table:table-cell>
          <table:table-cell office:value-type="float" office:value="531">
            <text:p>531</text:p>
          </table:table-cell>
          <table:table-cell office:value-type="float" office:value="0.00851690573770492">
            <text:p>0.0085169057</text:p>
          </table:table-cell>
          <table:table-cell office:value-type="float" office:value="0.0129368546465449">
            <text:p>0.0129368546</text:p>
          </table:table-cell>
          <table:table-cell office:value-type="float" office:value="0.0294068782189733">
            <text:p>0.0294068782</text:p>
          </table:table-cell>
          <table:table-cell office:value-type="float" office:value="1.02995134394132">
            <text:p>1.0299513439</text:p>
          </table:table-cell>
          <table:table-cell office:value-type="float" office:value="1.04560702119087">
            <text:p>1.0456070212</text:p>
          </table:table-cell>
          <table:table-cell office:value-type="float" office:value="1.10461901216011">
            <text:p>1.1046190122</text:p>
          </table:table-cell>
          <table:table-cell table:number-columns-repeated="2" office:value-type="float" office:value="0">
            <text:p>0</text:p>
          </table:table-cell>
          <table:table-cell office:value-type="float" office:value="23.9158197269241">
            <text:p>23.915819726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9">
            <text:p>239</text:p>
          </table:table-cell>
          <table:table-cell office:value-type="float" office:value="174">
            <text:p>174</text:p>
          </table:table-cell>
          <table:table-cell office:value-type="float" office:value="9623">
            <text:p>9623</text:p>
          </table:table-cell>
          <table:table-cell office:value-type="float" office:value="12591">
            <text:p>12591</text:p>
          </table:table-cell>
          <table:table-cell office:value-type="float" office:value="19411">
            <text:p>19411</text:p>
          </table:table-cell>
          <table:table-cell office:value-type="float" office:value="139.25">
            <text:p>139.25</text:p>
          </table:table-cell>
          <table:table-cell office:value-type="float" office:value="217.75">
            <text:p>217.75</text:p>
          </table:table-cell>
          <table:table-cell office:value-type="float" office:value="755.5">
            <text:p>755.5</text:p>
          </table:table-cell>
          <table:table-cell office:value-type="float" office:value="0.0144705393328484">
            <text:p>0.0144705393</text:p>
          </table:table-cell>
          <table:table-cell office:value-type="float" office:value="0.0172940989595743">
            <text:p>0.017294099</text:p>
          </table:table-cell>
          <table:table-cell office:value-type="float" office:value="0.0389212302302818">
            <text:p>0.0389212302</text:p>
          </table:table-cell>
          <table:table-cell office:value-type="float" office:value="1.05105730482179">
            <text:p>1.0510573048</text:p>
          </table:table-cell>
          <table:table-cell office:value-type="float" office:value="1.0611155546418">
            <text:p>1.0611155546</text:p>
          </table:table-cell>
          <table:table-cell office:value-type="float" office:value="1.13919343564476">
            <text:p>1.1391934356</text:p>
          </table:table-cell>
          <table:table-cell table:number-columns-repeated="2" office:value-type="float" office:value="0">
            <text:p>0</text:p>
          </table:table-cell>
          <table:table-cell office:value-type="float" office:value="18.1533421991365">
            <text:p>18.1533421991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3">
            <text:p>363</text:p>
          </table:table-cell>
          <table:table-cell office:value-type="float" office:value="10052">
            <text:p>10052</text:p>
          </table:table-cell>
          <table:table-cell office:value-type="float" office:value="13014">
            <text:p>13014</text:p>
          </table:table-cell>
          <table:table-cell office:value-type="float" office:value="19664">
            <text:p>19664</text:p>
          </table:table-cell>
          <table:table-cell office:value-type="float" office:value="225.5">
            <text:p>225.5</text:p>
          </table:table-cell>
          <table:table-cell office:value-type="float" office:value="217.75">
            <text:p>217.75</text:p>
          </table:table-cell>
          <table:table-cell office:value-type="float" office:value="829">
            <text:p>829</text:p>
          </table:table-cell>
          <table:table-cell office:value-type="float" office:value="0.022433346597692">
            <text:p>0.0224333466</text:p>
          </table:table-cell>
          <table:table-cell office:value-type="float" office:value="0.0167319809435992">
            <text:p>0.0167319809</text:p>
          </table:table-cell>
          <table:table-cell office:value-type="float" office:value="0.0421582587469487">
            <text:p>0.0421582587</text:p>
          </table:table-cell>
          <table:table-cell office:value-type="float" office:value="1.07950309296948">
            <text:p>1.079503093</text:p>
          </table:table-cell>
          <table:table-cell office:value-type="float" office:value="1.05911065330774">
            <text:p>1.0591106533</text:p>
          </table:table-cell>
          <table:table-cell office:value-type="float" office:value="1.15103745042425">
            <text:p>1.1510374504</text:p>
          </table:table-cell>
          <table:table-cell office:value-type="float" office:value="31.2433651095384">
            <text:p>31.2433651095</text:p>
          </table:table-cell>
          <table:table-cell office:value-type="float" office:value="0">
            <text:p>0</text:p>
          </table:table-cell>
          <table:table-cell office:value-type="float" office:value="16.785739891792">
            <text:p>16.785739891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10030">
            <text:p>10030</text:p>
          </table:table-cell>
          <table:table-cell office:value-type="float" office:value="13592">
            <text:p>13592</text:p>
          </table:table-cell>
          <table:table-cell office:value-type="float" office:value="19602">
            <text:p>19602</text:p>
          </table:table-cell>
          <table:table-cell office:value-type="float" office:value="118.875">
            <text:p>118.875</text:p>
          </table:table-cell>
          <table:table-cell office:value-type="float" office:value="234.5">
            <text:p>234.5</text:p>
          </table:table-cell>
          <table:table-cell office:value-type="float" office:value="965.625">
            <text:p>965.625</text:p>
          </table:table-cell>
          <table:table-cell office:value-type="float" office:value="0.0118519441674975">
            <text:p>0.0118519442</text:p>
          </table:table-cell>
          <table:table-cell office:value-type="float" office:value="0.0172527957622131">
            <text:p>0.0172527958</text:p>
          </table:table-cell>
          <table:table-cell office:value-type="float" office:value="0.0492615549433731">
            <text:p>0.0492615549</text:p>
          </table:table-cell>
          <table:table-cell office:value-type="float" office:value="1.04175712300412">
            <text:p>1.041757123</text:p>
          </table:table-cell>
          <table:table-cell office:value-type="float" office:value="1.06096819673251">
            <text:p>1.0609681967</text:p>
          </table:table-cell>
          <table:table-cell office:value-type="float" office:value="1.17717177586087">
            <text:p>1.1771717759</text:p>
          </table:table-cell>
          <table:table-cell table:number-columns-repeated="2" office:value-type="float" office:value="0">
            <text:p>0</text:p>
          </table:table-cell>
          <table:table-cell office:value-type="float" office:value="14.4145492780013">
            <text:p>14.414549278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852">
            <text:p>9852</text:p>
          </table:table-cell>
          <table:table-cell office:value-type="float" office:value="13472">
            <text:p>13472</text:p>
          </table:table-cell>
          <table:table-cell office:value-type="float" office:value="20591">
            <text:p>20591</text:p>
          </table:table-cell>
          <table:table-cell office:value-type="float" office:value="81.5">
            <text:p>81.5</text:p>
          </table:table-cell>
          <table:table-cell office:value-type="float" office:value="404.125">
            <text:p>404.125</text:p>
          </table:table-cell>
          <table:table-cell office:value-type="float" office:value="1258.5">
            <text:p>1258.5</text:p>
          </table:table-cell>
          <table:table-cell office:value-type="float" office:value="0.00827243199350386">
            <text:p>0.008272432</text:p>
          </table:table-cell>
          <table:table-cell office:value-type="float" office:value="0.0299974020190024">
            <text:p>0.029997402</text:p>
          </table:table-cell>
          <table:table-cell office:value-type="float" office:value="0.0611189354572386">
            <text:p>0.0611189355</text:p>
          </table:table-cell>
          <table:table-cell office:value-type="float" office:value="1.02908764091419">
            <text:p>1.0290876409</text:p>
          </table:table-cell>
          <table:table-cell office:value-type="float" office:value="1.10675460155717">
            <text:p>1.1067546016</text:p>
          </table:table-cell>
          <table:table-cell office:value-type="float" office:value="1.22123790167233">
            <text:p>1.2212379017</text:p>
          </table:table-cell>
          <table:table-cell office:value-type="float" office:value="0">
            <text:p>0</text:p>
          </table:table-cell>
          <table:table-cell office:value-type="float" office:value="23.4517734396414">
            <text:p>23.4517734396</text:p>
          </table:table-cell>
          <table:table-cell office:value-type="float" office:value="11.6841034780783">
            <text:p>11.6841034781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410">
            <text:p>410</text:p>
          </table:table-cell>
          <table:table-cell office:value-type="float" office:value="297">
            <text:p>297</text:p>
          </table:table-cell>
          <table:table-cell office:value-type="float" office:value="9623">
            <text:p>9623</text:p>
          </table:table-cell>
          <table:table-cell office:value-type="float" office:value="14316">
            <text:p>14316</text:p>
          </table:table-cell>
          <table:table-cell office:value-type="float" office:value="22837">
            <text:p>22837</text:p>
          </table:table-cell>
          <table:table-cell office:value-type="float" office:value="139.25">
            <text:p>139.25</text:p>
          </table:table-cell>
          <table:table-cell office:value-type="float" office:value="560.625">
            <text:p>560.625</text:p>
          </table:table-cell>
          <table:table-cell office:value-type="float" office:value="1202.25">
            <text:p>1202.25</text:p>
          </table:table-cell>
          <table:table-cell office:value-type="float" office:value="0.0144705393328484">
            <text:p>0.0144705393</text:p>
          </table:table-cell>
          <table:table-cell office:value-type="float" office:value="0.0391607292539816">
            <text:p>0.0391607293</text:p>
          </table:table-cell>
          <table:table-cell office:value-type="float" office:value="0.0526448307571047">
            <text:p>0.0526448308</text:p>
          </table:table-cell>
          <table:table-cell office:value-type="float" office:value="1.05105730482179">
            <text:p>1.0510573048</text:p>
          </table:table-cell>
          <table:table-cell office:value-type="float" office:value="1.14006833531171">
            <text:p>1.1400683353</text:p>
          </table:table-cell>
          <table:table-cell office:value-type="float" office:value="1.18968900493254">
            <text:p>1.1896890049</text:p>
          </table:table-cell>
          <table:table-cell office:value-type="float" office:value="0">
            <text:p>0</text:p>
          </table:table-cell>
          <table:table-cell office:value-type="float" office:value="18.0444128368975">
            <text:p>18.0444128369</text:p>
          </table:table-cell>
          <table:table-cell office:value-type="float" office:value="13.5100914924826">
            <text:p>13.510091492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248">
            <text:p>248</text:p>
          </table:table-cell>
          <table:table-cell table:number-columns-repeated="2" office:value-type="float" office:value="323">
            <text:p>323</text:p>
          </table:table-cell>
          <table:table-cell office:value-type="float" office:value="10314">
            <text:p>10314</text:p>
          </table:table-cell>
          <table:table-cell office:value-type="float" office:value="14637">
            <text:p>14637</text:p>
          </table:table-cell>
          <table:table-cell office:value-type="float" office:value="24459">
            <text:p>24459</text:p>
          </table:table-cell>
          <table:table-cell office:value-type="float" office:value="194.875">
            <text:p>194.875</text:p>
          </table:table-cell>
          <table:table-cell office:value-type="float" office:value="639">
            <text:p>639</text:p>
          </table:table-cell>
          <table:table-cell office:value-type="float" office:value="1297.75">
            <text:p>1297.75</text:p>
          </table:table-cell>
          <table:table-cell office:value-type="float" office:value="0.0188942214465775">
            <text:p>0.0188942214</text:p>
          </table:table-cell>
          <table:table-cell office:value-type="float" office:value="0.0436564869850379">
            <text:p>0.043656487</text:p>
          </table:table-cell>
          <table:table-cell office:value-type="float" office:value="0.0530581789934176">
            <text:p>0.053058179</text:p>
          </table:table-cell>
          <table:table-cell office:value-type="float" office:value="1.066829478607">
            <text:p>1.0668294786</text:p>
          </table:table-cell>
          <table:table-cell office:value-type="float" office:value="1.15653324660515">
            <text:p>1.1565332466</text:p>
          </table:table-cell>
          <table:table-cell office:value-type="float" office:value="1.19122136037883">
            <text:p>1.1912213604</text:p>
          </table:table-cell>
          <table:table-cell office:value-type="float" office:value="0">
            <text:p>0</text:p>
          </table:table-cell>
          <table:table-cell office:value-type="float" office:value="16.221406371278">
            <text:p>16.2214063713</text:p>
          </table:table-cell>
          <table:table-cell office:value-type="float" office:value="13.4074957193979">
            <text:p>13.4074957194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369">
            <text:p>369</text:p>
          </table:table-cell>
          <table:table-cell office:value-type="float" office:value="494">
            <text:p>494</text:p>
          </table:table-cell>
          <table:table-cell office:value-type="float" office:value="10710">
            <text:p>10710</text:p>
          </table:table-cell>
          <table:table-cell office:value-type="float" office:value="15586">
            <text:p>15586</text:p>
          </table:table-cell>
          <table:table-cell office:value-type="float" office:value="26077">
            <text:p>26077</text:p>
          </table:table-cell>
          <table:table-cell office:value-type="float" office:value="161.875">
            <text:p>161.875</text:p>
          </table:table-cell>
          <table:table-cell office:value-type="float" office:value="797.625">
            <text:p>797.625</text:p>
          </table:table-cell>
          <table:table-cell office:value-type="float" office:value="1479.625">
            <text:p>1479.625</text:p>
          </table:table-cell>
          <table:table-cell office:value-type="float" office:value="0.0151143790849673">
            <text:p>0.0151143791</text:p>
          </table:table-cell>
          <table:table-cell office:value-type="float" office:value="0.0511757346336456">
            <text:p>0.0511757346</text:p>
          </table:table-cell>
          <table:table-cell office:value-type="float" office:value="0.056740614334471">
            <text:p>0.0567406143</text:p>
          </table:table-cell>
          <table:table-cell office:value-type="float" office:value="1.05334807792943">
            <text:p>1.0533480779</text:p>
          </table:table-cell>
          <table:table-cell office:value-type="float" office:value="1.18424822461573">
            <text:p>1.1842482246</text:p>
          </table:table-cell>
          <table:table-cell office:value-type="float" office:value="1.20490236490815">
            <text:p>1.2049023649</text:p>
          </table:table-cell>
          <table:table-cell office:value-type="float" office:value="0">
            <text:p>0</text:p>
          </table:table-cell>
          <table:table-cell office:value-type="float" office:value="13.8881408678987">
            <text:p>13.8881408679</text:p>
          </table:table-cell>
          <table:table-cell office:value-type="float" office:value="12.5594534976001">
            <text:p>12.559453497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10601">
            <text:p>10601</text:p>
          </table:table-cell>
          <table:table-cell office:value-type="float" office:value="16448">
            <text:p>16448</text:p>
          </table:table-cell>
          <table:table-cell office:value-type="float" office:value="27900">
            <text:p>27900</text:p>
          </table:table-cell>
          <table:table-cell office:value-type="float" office:value="271.25">
            <text:p>271.25</text:p>
          </table:table-cell>
          <table:table-cell office:value-type="float" office:value="955.75">
            <text:p>955.75</text:p>
          </table:table-cell>
          <table:table-cell office:value-type="float" office:value="1613.375">
            <text:p>1613.375</text:p>
          </table:table-cell>
          <table:table-cell office:value-type="float" office:value="0.0255872087538911">
            <text:p>0.0255872088</text:p>
          </table:table-cell>
          <table:table-cell office:value-type="float" office:value="0.0581073686770428">
            <text:p>0.0581073687</text:p>
          </table:table-cell>
          <table:table-cell office:value-type="float" office:value="0.0578270609318996">
            <text:p>0.0578270609</text:p>
          </table:table-cell>
          <table:table-cell office:value-type="float" office:value="1.09083845293218">
            <text:p>1.0908384529</text:p>
          </table:table-cell>
          <table:table-cell office:value-type="float" office:value="1.20999366430701">
            <text:p>1.2099936643</text:p>
          </table:table-cell>
          <table:table-cell office:value-type="float" office:value="1.20894889245465">
            <text:p>1.2089488925</text:p>
          </table:table-cell>
          <table:table-cell office:value-type="float" office:value="27.4347114988247">
            <text:p>27.4347114988</text:p>
          </table:table-cell>
          <table:table-cell office:value-type="float" office:value="12.2720424269902">
            <text:p>12.272042427</text:p>
          </table:table-cell>
          <table:table-cell office:value-type="float" office:value="12.3298804103666">
            <text:p>12.329880410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1">
            <text:p>571</text:p>
          </table:table-cell>
          <table:table-cell office:value-type="float" office:value="344">
            <text:p>344</text:p>
          </table:table-cell>
          <table:table-cell office:value-type="float" office:value="11174">
            <text:p>11174</text:p>
          </table:table-cell>
          <table:table-cell office:value-type="float" office:value="17300">
            <text:p>17300</text:p>
          </table:table-cell>
          <table:table-cell office:value-type="float" office:value="29170">
            <text:p>29170</text:p>
          </table:table-cell>
          <table:table-cell office:value-type="float" office:value="437.25">
            <text:p>437.25</text:p>
          </table:table-cell>
          <table:table-cell office:value-type="float" office:value="882.5">
            <text:p>882.5</text:p>
          </table:table-cell>
          <table:table-cell office:value-type="float" office:value="1387.875">
            <text:p>1387.875</text:p>
          </table:table-cell>
          <table:table-cell office:value-type="float" office:value="0.0391310184356542">
            <text:p>0.0391310184</text:p>
          </table:table-cell>
          <table:table-cell office:value-type="float" office:value="0.0510115606936416">
            <text:p>0.0510115607</text:p>
          </table:table-cell>
          <table:table-cell office:value-type="float" office:value="0.0475788481316421">
            <text:p>0.0475788481</text:p>
          </table:table-cell>
          <table:table-cell office:value-type="float" office:value="1.13995978826826">
            <text:p>1.1399597883</text:p>
          </table:table-cell>
          <table:table-cell office:value-type="float" office:value="1.18364073390357">
            <text:p>1.1836407339</text:p>
          </table:table-cell>
          <table:table-cell office:value-type="float" office:value="1.17096291216823">
            <text:p>1.1709629122</text:p>
          </table:table-cell>
          <table:table-cell office:value-type="float" office:value="18.057853525395">
            <text:p>18.0578535254</text:p>
          </table:table-cell>
          <table:table-cell office:value-type="float" office:value="13.9317409042474">
            <text:p>13.9317409042</text:p>
          </table:table-cell>
          <table:table-cell office:value-type="float" office:value="14.9122780711507">
            <text:p>14.912278071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1440">
            <text:p>11440</text:p>
          </table:table-cell>
          <table:table-cell office:value-type="float" office:value="18236">
            <text:p>18236</text:p>
          </table:table-cell>
          <table:table-cell office:value-type="float" office:value="30486">
            <text:p>30486</text:p>
          </table:table-cell>
          <table:table-cell office:value-type="float" office:value="458.375">
            <text:p>458.375</text:p>
          </table:table-cell>
          <table:table-cell office:value-type="float" office:value="462.375">
            <text:p>462.375</text:p>
          </table:table-cell>
          <table:table-cell office:value-type="float" office:value="822.5">
            <text:p>822.5</text:p>
          </table:table-cell>
          <table:table-cell office:value-type="float" office:value="0.0400677447552448">
            <text:p>0.0400677448</text:p>
          </table:table-cell>
          <table:table-cell office:value-type="float" office:value="0.0253550669006361">
            <text:p>0.0253550669</text:p>
          </table:table-cell>
          <table:table-cell office:value-type="float" office:value="0.0269795971921538">
            <text:p>0.0269795972</text:p>
          </table:table-cell>
          <table:table-cell office:value-type="float" office:value="1.14338373801611">
            <text:p>1.143383738</text:p>
          </table:table-cell>
          <table:table-cell office:value-type="float" office:value="1.0900027778106">
            <text:p>1.0900027778</text:p>
          </table:table-cell>
          <table:table-cell office:value-type="float" office:value="1.09585527155525">
            <text:p>1.0958552716</text:p>
          </table:table-cell>
          <table:table-cell office:value-type="float" office:value="17.6436853647367">
            <text:p>17.6436853647</text:p>
          </table:table-cell>
          <table:table-cell office:value-type="float" office:value="27.682747162547">
            <text:p>27.6827471625</text:p>
          </table:table-cell>
          <table:table-cell office:value-type="float" office:value="26.0365677076171">
            <text:p>26.036567707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559">
            <text:p>559</text:p>
          </table:table-cell>
          <table:table-cell office:value-type="float" office:value="10948">
            <text:p>10948</text:p>
          </table:table-cell>
          <table:table-cell office:value-type="float" office:value="19030">
            <text:p>19030</text:p>
          </table:table-cell>
          <table:table-cell office:value-type="float" office:value="31798">
            <text:p>31798</text:p>
          </table:table-cell>
          <table:table-cell office:value-type="float" office:value="456.125">
            <text:p>456.125</text:p>
          </table:table-cell>
          <table:table-cell office:value-type="float" office:value="240.5">
            <text:p>240.5</text:p>
          </table:table-cell>
          <table:table-cell office:value-type="float" office:value="549.25">
            <text:p>549.25</text:p>
          </table:table-cell>
          <table:table-cell office:value-type="float" office:value="0.0416628607964925">
            <text:p>0.0416628608</text:p>
          </table:table-cell>
          <table:table-cell office:value-type="float" office:value="0.0126379400945875">
            <text:p>0.0126379401</text:p>
          </table:table-cell>
          <table:table-cell office:value-type="float" office:value="0.0172730989370401">
            <text:p>0.0172730989</text:p>
          </table:table-cell>
          <table:table-cell office:value-type="float" office:value="1.14922216896843">
            <text:p>1.149222169</text:p>
          </table:table-cell>
          <table:table-cell office:value-type="float" office:value="1.04454583668953">
            <text:p>1.0445458367</text:p>
          </table:table-cell>
          <table:table-cell office:value-type="float" office:value="1.06104063177554">
            <text:p>1.0610406318</text:p>
          </table:table-cell>
          <table:table-cell office:value-type="float" office:value="16.9812678724017">
            <text:p>16.981267872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430">
            <text:p>11430</text:p>
          </table:table-cell>
          <table:table-cell office:value-type="float" office:value="20095">
            <text:p>20095</text:p>
          </table:table-cell>
          <table:table-cell office:value-type="float" office:value="33866">
            <text:p>33866</text:p>
          </table:table-cell>
          <table:table-cell office:value-type="float" office:value="556.875">
            <text:p>556.875</text:p>
          </table:table-cell>
          <table:table-cell office:value-type="float" office:value="1082.625">
            <text:p>1082.625</text:p>
          </table:table-cell>
          <table:table-cell office:value-type="float" office:value="285">
            <text:p>285</text:p>
          </table:table-cell>
          <table:table-cell office:value-type="float" office:value="0.0487204724409449">
            <text:p>0.0487204724</text:p>
          </table:table-cell>
          <table:table-cell office:value-type="float" office:value="0.0538753421249067">
            <text:p>0.0538753421</text:p>
          </table:table-cell>
          <table:table-cell office:value-type="float" office:value="0.008415519990551">
            <text:p>0.00841552</text:p>
          </table:table-cell>
          <table:table-cell office:value-type="float" office:value="1.17517407503565">
            <text:p>1.175174075</text:p>
          </table:table-cell>
          <table:table-cell office:value-type="float" office:value="1.19425270031576">
            <text:p>1.1942527003</text:p>
          </table:table-cell>
          <table:table-cell office:value-type="float" office:value="1.02959312908128">
            <text:p>1.0295931291</text:p>
          </table:table-cell>
          <table:table-cell office:value-type="float" office:value="14.5708468135614">
            <text:p>14.5708468136</text:p>
          </table:table-cell>
          <table:table-cell office:value-type="float" office:value="13.2093019387877">
            <text:p>13.2093019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50">
            <text:p>12850</text:p>
          </table:table-cell>
          <table:table-cell office:value-type="float" office:value="21517">
            <text:p>21517</text:p>
          </table:table-cell>
          <table:table-cell office:value-type="float" office:value="34404">
            <text:p>34404</text:p>
          </table:table-cell>
          <table:table-cell office:value-type="float" office:value="614.625">
            <text:p>614.625</text:p>
          </table:table-cell>
          <table:table-cell office:value-type="float" office:value="1023">
            <text:p>1023</text:p>
          </table:table-cell>
          <table:table-cell office:value-type="float" office:value="-68.5">
            <text:p>-68.5</text:p>
          </table:table-cell>
          <table:table-cell office:value-type="float" office:value="0.0478307392996109">
            <text:p>0.0478307393</text:p>
          </table:table-cell>
          <table:table-cell office:value-type="float" office:value="0.0475438025747084">
            <text:p>0.0475438026</text:p>
          </table:table-cell>
          <table:table-cell office:value-type="float" office:value="-0.00199104755261016">
            <text:p>-0.0019910476</text:p>
          </table:table-cell>
          <table:table-cell office:value-type="float" office:value="1.17189163560765">
            <text:p>1.1718916356</text:p>
          </table:table-cell>
          <table:table-cell office:value-type="float" office:value="1.17083371881147">
            <text:p>1.1708337188</text:p>
          </table:table-cell>
          <table:table-cell office:value-type="float" office:value="0.993039103535764">
            <text:p>0.9930391035</text:p>
          </table:table-cell>
          <table:table-cell office:value-type="float" office:value="14.8355426325916">
            <text:p>14.8355426326</text:p>
          </table:table-cell>
          <table:table-cell office:value-type="float" office:value="14.9230186756414">
            <text:p>14.9230186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644">
            <text:p>644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3736">
            <text:p>13736</text:p>
          </table:table-cell>
          <table:table-cell office:value-type="float" office:value="22412">
            <text:p>22412</text:p>
          </table:table-cell>
          <table:table-cell office:value-type="float" office:value="32699">
            <text:p>32699</text:p>
          </table:table-cell>
          <table:table-cell office:value-type="float" office:value="628.5">
            <text:p>628.5</text:p>
          </table:table-cell>
          <table:table-cell office:value-type="float" office:value="609.375">
            <text:p>609.375</text:p>
          </table:table-cell>
          <table:table-cell office:value-type="float" office:value="-254.125">
            <text:p>-254.125</text:p>
          </table:table-cell>
          <table:table-cell office:value-type="float" office:value="0.0457556785090274">
            <text:p>0.0457556785</text:p>
          </table:table-cell>
          <table:table-cell office:value-type="float" office:value="0.0271896751740139">
            <text:p>0.0271896752</text:p>
          </table:table-cell>
          <table:table-cell office:value-type="float" office:value="-0.00777164439279489">
            <text:p>-0.0077716444</text:p>
          </table:table-cell>
          <table:table-cell office:value-type="float" office:value="1.16424829572861">
            <text:p>1.1642482957</text:p>
          </table:table-cell>
          <table:table-cell office:value-type="float" office:value="1.09661284884374">
            <text:p>1.0966128488</text:p>
          </table:table-cell>
          <table:table-cell office:value-type="float" office:value="0.972917625600091">
            <text:p>0.9729176256</text:p>
          </table:table-cell>
          <table:table-cell office:value-type="float" office:value="15.4928671665507">
            <text:p>15.4928671666</text:p>
          </table:table-cell>
          <table:table-cell office:value-type="float" office:value="25.8380531482973">
            <text:p>25.8380531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482">
            <text:p>14482</text:p>
          </table:table-cell>
          <table:table-cell office:value-type="float" office:value="22067">
            <text:p>22067</text:p>
          </table:table-cell>
          <table:table-cell office:value-type="float" office:value="31578">
            <text:p>31578</text:p>
          </table:table-cell>
          <table:table-cell office:value-type="float" office:value="794.25">
            <text:p>794.25</text:p>
          </table:table-cell>
          <table:table-cell office:value-type="float" office:value="-88.125">
            <text:p>-88.125</text:p>
          </table:table-cell>
          <table:table-cell office:value-type="float" office:value="519.125">
            <text:p>519.125</text:p>
          </table:table-cell>
          <table:table-cell office:value-type="float" office:value="0.0548439442066013">
            <text:p>0.0548439442</text:p>
          </table:table-cell>
          <table:table-cell office:value-type="float" office:value="-0.00399351973535143">
            <text:p>-0.0039935197</text:p>
          </table:table-cell>
          <table:table-cell office:value-type="float" office:value="0.0164394515168788">
            <text:p>0.0164394515</text:p>
          </table:table-cell>
          <table:table-cell office:value-type="float" office:value="1.19784920682673">
            <text:p>1.1978492068</text:p>
          </table:table-cell>
          <table:table-cell office:value-type="float" office:value="0.986053939398028">
            <text:p>0.9860539394</text:p>
          </table:table-cell>
          <table:table-cell office:value-type="float" office:value="1.05806778121878">
            <text:p>1.0580677812</text:p>
          </table:table-cell>
          <table:table-cell office:value-type="float" office:value="12.9820259615286">
            <text:p>12.98202596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463">
            <text:p>463</text:p>
          </table:table-cell>
          <table:table-cell table:number-columns-repeated="2" office:value-type="float" office:value="847">
            <text:p>847</text:p>
          </table:table-cell>
          <table:table-cell office:value-type="float" office:value="15175">
            <text:p>15175</text:p>
          </table:table-cell>
          <table:table-cell office:value-type="float" office:value="21678">
            <text:p>21678</text:p>
          </table:table-cell>
          <table:table-cell office:value-type="float" office:value="33743">
            <text:p>33743</text:p>
          </table:table-cell>
          <table:table-cell office:value-type="float" office:value="822.5">
            <text:p>822.5</text:p>
          </table:table-cell>
          <table:table-cell office:value-type="float" office:value="-104.5">
            <text:p>-104.5</text:p>
          </table:table-cell>
          <table:table-cell office:value-type="float" office:value="158.875">
            <text:p>158.875</text:p>
          </table:table-cell>
          <table:table-cell office:value-type="float" office:value="0.0542009884678748">
            <text:p>0.0542009885</text:p>
          </table:table-cell>
          <table:table-cell office:value-type="float" office:value="-0.00482055540178983">
            <text:p>-0.0048205554</text:p>
          </table:table-cell>
          <table:table-cell office:value-type="float" office:value="0.00470838396111786">
            <text:p>0.004708384</text:p>
          </table:table-cell>
          <table:table-cell office:value-type="float" office:value="1.19546144405332">
            <text:p>1.1954614441</text:p>
          </table:table-cell>
          <table:table-cell office:value-type="float" office:value="0.983173602092324">
            <text:p>0.9831736021</text:p>
          </table:table-cell>
          <table:table-cell office:value-type="float" office:value="1.01652279486778">
            <text:p>1.0165227949</text:p>
          </table:table-cell>
          <table:table-cell office:value-type="float" office:value="13.1319849989114">
            <text:p>13.131984998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662">
            <text:p>662</text:p>
          </table:table-cell>
          <table:table-cell office:value-type="float" office:value="508">
            <text:p>508</text:p>
          </table:table-cell>
          <table:table-cell office:value-type="float" office:value="16234">
            <text:p>16234</text:p>
          </table:table-cell>
          <table:table-cell office:value-type="float" office:value="21598">
            <text:p>21598</text:p>
          </table:table-cell>
          <table:table-cell office:value-type="float" office:value="34340">
            <text:p>34340</text:p>
          </table:table-cell>
          <table:table-cell office:value-type="float" office:value="722.5">
            <text:p>722.5</text:p>
          </table:table-cell>
          <table:table-cell office:value-type="float" office:value="945.875">
            <text:p>945.875</text:p>
          </table:table-cell>
          <table:table-cell office:value-type="float" office:value="-149.875">
            <text:p>-149.875</text:p>
          </table:table-cell>
          <table:table-cell office:value-type="float" office:value="0.0445053591228286">
            <text:p>0.0445053591</text:p>
          </table:table-cell>
          <table:table-cell office:value-type="float" office:value="0.0437945643115103">
            <text:p>0.0437945643</text:p>
          </table:table-cell>
          <table:table-cell office:value-type="float" office:value="-0.00436444379732091">
            <text:p>-0.0043644438</text:p>
          </table:table-cell>
          <table:table-cell office:value-type="float" office:value="1.15965098183158">
            <text:p>1.1596509818</text:p>
          </table:table-cell>
          <table:table-cell office:value-type="float" office:value="1.15704018426223">
            <text:p>1.1570401843</text:p>
          </table:table-cell>
          <table:table-cell office:value-type="float" office:value="0.98476178151391">
            <text:p>0.9847617815</text:p>
          </table:table-cell>
          <table:table-cell office:value-type="float" office:value="15.9185240100076">
            <text:p>15.91852401</text:p>
          </table:table-cell>
          <table:table-cell office:value-type="float" office:value="16.1713401148236">
            <text:p>16.171340114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table:number-columns-repeated="2" office:value-type="float" office:value="944">
            <text:p>944</text:p>
          </table:table-cell>
          <table:table-cell office:value-type="float" office:value="16120">
            <text:p>16120</text:p>
          </table:table-cell>
          <table:table-cell office:value-type="float" office:value="21542">
            <text:p>21542</text:p>
          </table:table-cell>
          <table:table-cell office:value-type="float" office:value="31343">
            <text:p>31343</text:p>
          </table:table-cell>
          <table:table-cell office:value-type="float" office:value="-96.875">
            <text:p>-96.875</text:p>
          </table:table-cell>
          <table:table-cell office:value-type="float" office:value="-175.25">
            <text:p>-175.25</text:p>
          </table:table-cell>
          <table:table-cell office:value-type="float" office:value="-193.875">
            <text:p>-193.875</text:p>
          </table:table-cell>
          <table:table-cell office:value-type="float" office:value="-0.00600961538461538">
            <text:p>-0.0060096154</text:p>
          </table:table-cell>
          <table:table-cell office:value-type="float" office:value="-0.00813527063411011">
            <text:p>-0.0081352706</text:p>
          </table:table-cell>
          <table:table-cell office:value-type="float" office:value="-0.00618559167916281">
            <text:p>-0.0061855917</text:p>
          </table:table-cell>
          <table:table-cell office:value-type="float" office:value="0.979037132488905">
            <text:p>0.9790371325</text:p>
          </table:table-cell>
          <table:table-cell office:value-type="float" office:value="0.971656270732063">
            <text:p>0.9716562707</text:p>
          </table:table-cell>
          <table:table-cell office:value-type="float" office:value="0.978425421749996">
            <text:p>0.97842542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6618">
            <text:p>16618</text:p>
          </table:table-cell>
          <table:table-cell office:value-type="float" office:value="22320">
            <text:p>22320</text:p>
          </table:table-cell>
          <table:table-cell office:value-type="float" office:value="30880">
            <text:p>30880</text:p>
          </table:table-cell>
          <table:table-cell office:value-type="float" office:value="-82.5">
            <text:p>-82.5</text:p>
          </table:table-cell>
          <table:table-cell office:value-type="float" office:value="-91.75">
            <text:p>-91.75</text:p>
          </table:table-cell>
          <table:table-cell office:value-type="float" office:value="478.25">
            <text:p>478.25</text:p>
          </table:table-cell>
          <table:table-cell office:value-type="float" office:value="-0.0049644963292815">
            <text:p>-0.0049644963</text:p>
          </table:table-cell>
          <table:table-cell office:value-type="float" office:value="-0.00411066308243728">
            <text:p>-0.0041106631</text:p>
          </table:table-cell>
          <table:table-cell office:value-type="float" office:value="0.0154873704663212">
            <text:p>0.0154873705</text:p>
          </table:table-cell>
          <table:table-cell office:value-type="float" office:value="0.982672569446169">
            <text:p>0.9826725694</text:p>
          </table:table-cell>
          <table:table-cell office:value-type="float" office:value="0.985645798411385">
            <text:p>0.9856457984</text:p>
          </table:table-cell>
          <table:table-cell office:value-type="float" office:value="1.05467591957429">
            <text:p>1.05467591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16085">
            <text:p>16085</text:p>
          </table:table-cell>
          <table:table-cell office:value-type="float" office:value="23284">
            <text:p>23284</text:p>
          </table:table-cell>
          <table:table-cell office:value-type="float" office:value="32823">
            <text:p>32823</text:p>
          </table:table-cell>
          <table:table-cell office:value-type="float" office:value="-69.125">
            <text:p>-69.125</text:p>
          </table:table-cell>
          <table:table-cell office:value-type="float" office:value="29.75">
            <text:p>29.75</text:p>
          </table:table-cell>
          <table:table-cell office:value-type="float" office:value="8">
            <text:p>8</text:p>
          </table:table-cell>
          <table:table-cell office:value-type="float" office:value="-0.00429748212620454">
            <text:p>-0.0042974821</text:p>
          </table:table-cell>
          <table:table-cell office:value-type="float" office:value="0.00127770142587184">
            <text:p>0.0012777014</text:p>
          </table:table-cell>
          <table:table-cell office:value-type="float" office:value="0.000243731529720013">
            <text:p>0.0002437315</text:p>
          </table:table-cell>
          <table:table-cell office:value-type="float" office:value="0.984995010529429">
            <text:p>0.9849950105</text:p>
          </table:table-cell>
          <table:table-cell office:value-type="float" office:value="1.00447515473158">
            <text:p>1.0044751547</text:p>
          </table:table-cell>
          <table:table-cell office:value-type="float" office:value="1.00085317678793">
            <text:p>1.00085317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820">
            <text:p>15820</text:p>
          </table:table-cell>
          <table:table-cell office:value-type="float" office:value="23672">
            <text:p>23672</text:p>
          </table:table-cell>
          <table:table-cell office:value-type="float" office:value="33082">
            <text:p>33082</text:p>
          </table:table-cell>
          <table:table-cell office:value-type="float" office:value="-111">
            <text:p>-111</text:p>
          </table:table-cell>
          <table:table-cell office:value-type="float" office:value="-85.375">
            <text:p>-85.375</text:p>
          </table:table-cell>
          <table:table-cell office:value-type="float" office:value="32.75">
            <text:p>32.75</text:p>
          </table:table-cell>
          <table:table-cell office:value-type="float" office:value="-0.00701643489254109">
            <text:p>-0.0070164349</text:p>
          </table:table-cell>
          <table:table-cell office:value-type="float" office:value="-0.00360658161541061">
            <text:p>-0.0036065816</text:p>
          </table:table-cell>
          <table:table-cell office:value-type="float" office:value="0.000989964331056163">
            <text:p>0.0009899643</text:p>
          </table:table-cell>
          <table:table-cell office:value-type="float" office:value="0.975538969378965">
            <text:p>0.9755389694</text:p>
          </table:table-cell>
          <table:table-cell office:value-type="float" office:value="0.987402458910722">
            <text:p>0.9874024589</text:p>
          </table:table-cell>
          <table:table-cell office:value-type="float" office:value="1.00346679601628">
            <text:p>1.003466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713">
            <text:p>713</text:p>
          </table:table-cell>
          <table:table-cell office:value-type="float" office:value="16120">
            <text:p>16120</text:p>
          </table:table-cell>
          <table:table-cell office:value-type="float" office:value="21878">
            <text:p>21878</text:p>
          </table:table-cell>
          <table:table-cell office:value-type="float" office:value="30803">
            <text:p>30803</text:p>
          </table:table-cell>
          <table:table-cell office:value-type="float" office:value="-96.875">
            <text:p>-96.875</text:p>
          </table:table-cell>
          <table:table-cell office:value-type="float" office:value="-158">
            <text:p>-158</text:p>
          </table:table-cell>
          <table:table-cell office:value-type="float" office:value="-211.75">
            <text:p>-211.75</text:p>
          </table:table-cell>
          <table:table-cell office:value-type="float" office:value="-0.00600961538461538">
            <text:p>-0.0060096154</text:p>
          </table:table-cell>
          <table:table-cell office:value-type="float" office:value="-0.00722186671542189">
            <text:p>-0.0072218667</text:p>
          </table:table-cell>
          <table:table-cell office:value-type="float" office:value="-0.00687433042236146">
            <text:p>-0.0068743304</text:p>
          </table:table-cell>
          <table:table-cell office:value-type="float" office:value="0.979037132488905">
            <text:p>0.9790371325</text:p>
          </table:table-cell>
          <table:table-cell office:value-type="float" office:value="0.97482569099938">
            <text:p>0.974825691</text:p>
          </table:table-cell>
          <table:table-cell office:value-type="float" office:value="0.976032466102496">
            <text:p>0.97603246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727">
            <text:p>727</text:p>
          </table:table-cell>
          <table:table-cell office:value-type="float" office:value="1057">
            <text:p>1057</text:p>
          </table:table-cell>
          <table:table-cell office:value-type="float" office:value="16370">
            <text:p>16370</text:p>
          </table:table-cell>
          <table:table-cell office:value-type="float" office:value="21394">
            <text:p>21394</text:p>
          </table:table-cell>
          <table:table-cell office:value-type="float" office:value="30259">
            <text:p>30259</text:p>
          </table:table-cell>
          <table:table-cell office:value-type="float" office:value="-94">
            <text:p>-94</text:p>
          </table:table-cell>
          <table:table-cell office:value-type="float" office:value="-67.375">
            <text:p>-67.375</text:p>
          </table:table-cell>
          <table:table-cell office:value-type="float" office:value="-114.75">
            <text:p>-114.75</text:p>
          </table:table-cell>
          <table:table-cell office:value-type="float" office:value="-0.00574221136224801">
            <text:p>-0.0057422114</text:p>
          </table:table-cell>
          <table:table-cell office:value-type="float" office:value="-0.00314924745255679">
            <text:p>-0.0031492475</text:p>
          </table:table-cell>
          <table:table-cell office:value-type="float" office:value="-0.00379226015400377">
            <text:p>-0.0037922602</text:p>
          </table:table-cell>
          <table:table-cell office:value-type="float" office:value="0.979966887295136">
            <text:p>0.9799668873</text:p>
          </table:table-cell>
          <table:table-cell office:value-type="float" office:value="0.988997072724705">
            <text:p>0.9889970727</text:p>
          </table:table-cell>
          <table:table-cell office:value-type="float" office:value="0.986755276685655">
            <text:p>0.98675527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959">
            <text:p>15959</text:p>
          </table:table-cell>
          <table:table-cell office:value-type="float" office:value="21623">
            <text:p>21623</text:p>
          </table:table-cell>
          <table:table-cell office:value-type="float" office:value="32593">
            <text:p>32593</text:p>
          </table:table-cell>
          <table:table-cell office:value-type="float" office:value="-75">
            <text:p>-75</text:p>
          </table:table-cell>
          <table:table-cell office:value-type="float" office:value="252.5">
            <text:p>252.5</text:p>
          </table:table-cell>
          <table:table-cell office:value-type="float" office:value="1.625">
            <text:p>1.625</text:p>
          </table:table-cell>
          <table:table-cell office:value-type="float" office:value="-0.00469954257785576">
            <text:p>-0.0046995426</text:p>
          </table:table-cell>
          <table:table-cell office:value-type="float" office:value="0.0116773805669889">
            <text:p>0.0116773806</text:p>
          </table:table-cell>
          <table:table-cell table:style-name="ce17" office:value-type="float" office:value="0.0000498573313288129">
            <text:p>4.99E-005</text:p>
          </table:table-cell>
          <table:table-cell office:value-type="float" office:value="0.983594888950369">
            <text:p>0.983594889</text:p>
          </table:table-cell>
          <table:table-cell office:value-type="float" office:value="1.0411380999696">
            <text:p>1.0411381</text:p>
          </table:table-cell>
          <table:table-cell office:value-type="float" office:value="1.00017450553173">
            <text:p>1.000174505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650">
            <text:p>21650</text:p>
          </table:table-cell>
          <table:table-cell office:value-type="float" office:value="32488">
            <text:p>32488</text:p>
          </table:table-cell>
          <table:table-cell office:value-type="float" office:value="-99.875">
            <text:p>-99.875</text:p>
          </table:table-cell>
          <table:table-cell office:value-type="float" office:value="298.5">
            <text:p>298.5</text:p>
          </table:table-cell>
          <table:table-cell office:value-type="float" office:value="173.75">
            <text:p>173.75</text:p>
          </table:table-cell>
          <table:table-cell office:value-type="float" office:value="-0.00646105576400569">
            <text:p>-0.0064610558</text:p>
          </table:table-cell>
          <table:table-cell office:value-type="float" office:value="0.0137875288683603">
            <text:p>0.0137875289</text:p>
          </table:table-cell>
          <table:table-cell office:value-type="float" office:value="0.00534812853976853">
            <text:p>0.0053481285</text:p>
          </table:table-cell>
          <table:table-cell office:value-type="float" office:value="0.977468125499488">
            <text:p>0.9774681255</text:p>
          </table:table-cell>
          <table:table-cell office:value-type="float" office:value="1.04862893910576">
            <text:p>1.0486289391</text:p>
          </table:table-cell>
          <table:table-cell office:value-type="float" office:value="1.01877451074779">
            <text:p>1.01877451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599">
            <text:p>21599</text:p>
          </table:table-cell>
          <table:table-cell office:value-type="float" office:value="30675">
            <text:p>30675</text:p>
          </table:table-cell>
          <table:table-cell office:value-type="float" office:value="-124">
            <text:p>-124</text:p>
          </table:table-cell>
          <table:table-cell office:value-type="float" office:value="181.625">
            <text:p>181.625</text:p>
          </table:table-cell>
          <table:table-cell office:value-type="float" office:value="627.5">
            <text:p>627.5</text:p>
          </table:table-cell>
          <table:table-cell office:value-type="float" office:value="-0.00791119050657139">
            <text:p>-0.0079111905</text:p>
          </table:table-cell>
          <table:table-cell office:value-type="float" office:value="0.00840895411824621">
            <text:p>0.0084089541</text:p>
          </table:table-cell>
          <table:table-cell office:value-type="float" office:value="0.0204563977180114">
            <text:p>0.0204563977</text:p>
          </table:table-cell>
          <table:table-cell office:value-type="float" office:value="0.972433503620053">
            <text:p>0.9724335036</text:p>
          </table:table-cell>
          <table:table-cell office:value-type="float" office:value="1.02956993201221">
            <text:p>1.029569932</text:p>
          </table:table-cell>
          <table:table-cell office:value-type="float" office:value="1.07241758185993">
            <text:p>1.0724175819</text:p>
          </table:table-cell>
          <table:table-cell table:number-columns-repeated="2" office:value-type="float" office:value="0">
            <text:p>0</text:p>
          </table:table-cell>
          <table:table-cell office:value-type="float" office:value="34.2295310272235">
            <text:p>34.229531027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office:value-type="float" office:value="833">
            <text:p>833</text:p>
          </table:table-cell>
          <table:table-cell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438">
            <text:p>21438</text:p>
          </table:table-cell>
          <table:table-cell office:value-type="float" office:value="34478">
            <text:p>34478</text:p>
          </table:table-cell>
          <table:table-cell office:value-type="float" office:value="199.75">
            <text:p>199.75</text:p>
          </table:table-cell>
          <table:table-cell office:value-type="float" office:value="268">
            <text:p>268</text:p>
          </table:table-cell>
          <table:table-cell office:value-type="float" office:value="332.875">
            <text:p>332.875</text:p>
          </table:table-cell>
          <table:table-cell office:value-type="float" office:value="0.0123760842627014">
            <text:p>0.0123760843</text:p>
          </table:table-cell>
          <table:table-cell office:value-type="float" office:value="0.0125011661535591">
            <text:p>0.0125011662</text:p>
          </table:table-cell>
          <table:table-cell office:value-type="float" office:value="0.00965470734961425">
            <text:p>0.0096547073</text:p>
          </table:table-cell>
          <table:table-cell office:value-type="float" office:value="1.04361650314434">
            <text:p>1.0436165031</text:p>
          </table:table-cell>
          <table:table-cell office:value-type="float" office:value="1.04406038868165">
            <text:p>1.0440603887</text:p>
          </table:table-cell>
          <table:table-cell office:value-type="float" office:value="1.0339741739367">
            <text:p>1.03397417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6180">
            <text:p>16180</text:p>
          </table:table-cell>
          <table:table-cell office:value-type="float" office:value="22854">
            <text:p>22854</text:p>
          </table:table-cell>
          <table:table-cell office:value-type="float" office:value="36297">
            <text:p>36297</text:p>
          </table:table-cell>
          <table:table-cell office:value-type="float" office:value="167.375">
            <text:p>167.375</text:p>
          </table:table-cell>
          <table:table-cell office:value-type="float" office:value="32">
            <text:p>32</text:p>
          </table:table-cell>
          <table:table-cell office:value-type="float" office:value="-33">
            <text:p>-33</text:p>
          </table:table-cell>
          <table:table-cell office:value-type="float" office:value="0.0103445611866502">
            <text:p>0.0103445612</text:p>
          </table:table-cell>
          <table:table-cell office:value-type="float" office:value="0.00140019252647239">
            <text:p>0.0014001925</text:p>
          </table:table-cell>
          <table:table-cell office:value-type="float" office:value="-0.000909166046780726">
            <text:p>-0.000909166</text:p>
          </table:table-cell>
          <table:table-cell office:value-type="float" office:value="1.03641570364772">
            <text:p>1.0364157036</text:p>
          </table:table-cell>
          <table:table-cell office:value-type="float" office:value="1.00490451649931">
            <text:p>1.0049045165</text:p>
          </table:table-cell>
          <table:table-cell office:value-type="float" office:value="0.996819538938753">
            <text:p>0.99681953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469">
            <text:p>16469</text:p>
          </table:table-cell>
          <table:table-cell office:value-type="float" office:value="23030">
            <text:p>23030</text:p>
          </table:table-cell>
          <table:table-cell office:value-type="float" office:value="36684">
            <text:p>36684</text:p>
          </table:table-cell>
          <table:table-cell office:value-type="float" office:value="227.125">
            <text:p>227.125</text:p>
          </table:table-cell>
          <table:table-cell office:value-type="float" office:value="93.5">
            <text:p>93.5</text:p>
          </table:table-cell>
          <table:table-cell office:value-type="float" office:value="-343">
            <text:p>-343</text:p>
          </table:table-cell>
          <table:table-cell office:value-type="float" office:value="0.0137910619952638">
            <text:p>0.013791062</text:p>
          </table:table-cell>
          <table:table-cell office:value-type="float" office:value="0.00405992184107686">
            <text:p>0.0040599218</text:p>
          </table:table-cell>
          <table:table-cell office:value-type="float" office:value="-0.00935012539526769">
            <text:p>-0.0093501254</text:p>
          </table:table-cell>
          <table:table-cell office:value-type="float" office:value="1.0486414960297">
            <text:p>1.048641496</text:p>
          </table:table-cell>
          <table:table-cell office:value-type="float" office:value="1.01424203305587">
            <text:p>1.0142420331</text:p>
          </table:table-cell>
          <table:table-cell office:value-type="float" office:value="0.967445913812581">
            <text:p>0.967445913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table:number-columns-repeated="2"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2040">
            <text:p>22040</text:p>
          </table:table-cell>
          <table:table-cell office:value-type="float" office:value="35508">
            <text:p>35508</text:p>
          </table:table-cell>
          <table:table-cell office:value-type="float" office:value="72">
            <text:p>72</text:p>
          </table:table-cell>
          <table:table-cell office:value-type="float" office:value="352.125">
            <text:p>352.125</text:p>
          </table:table-cell>
          <table:table-cell office:value-type="float" office:value="-844.625">
            <text:p>-844.625</text:p>
          </table:table-cell>
          <table:table-cell office:value-type="float" office:value="0.00439775225995602">
            <text:p>0.0043977523</text:p>
          </table:table-cell>
          <table:table-cell office:value-type="float" office:value="0.0159766333938294">
            <text:p>0.0159766334</text:p>
          </table:table-cell>
          <table:table-cell office:value-type="float" office:value="-0.0237868930945139">
            <text:p>-0.0237868931</text:p>
          </table:table-cell>
          <table:table-cell office:value-type="float" office:value="1.01543003975073">
            <text:p>1.0154300398</text:p>
          </table:table-cell>
          <table:table-cell office:value-type="float" office:value="1.05641851239502">
            <text:p>1.0564185124</text:p>
          </table:table-cell>
          <table:table-cell office:value-type="float" office:value="0.917854874084057">
            <text:p>0.917854874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7919145808149">
            <text:p>-28.7919145808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836">
            <text:p>836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960">
            <text:p>15960</text:p>
          </table:table-cell>
          <table:table-cell office:value-type="float" office:value="23298">
            <text:p>23298</text:p>
          </table:table-cell>
          <table:table-cell office:value-type="float" office:value="33627">
            <text:p>33627</text:p>
          </table:table-cell>
          <table:table-cell office:value-type="float" office:value="193">
            <text:p>193</text:p>
          </table:table-cell>
          <table:table-cell office:value-type="float" office:value="-1069.875">
            <text:p>-1069.875</text:p>
          </table:table-cell>
          <table:table-cell office:value-type="float" office:value="326.625">
            <text:p>326.625</text:p>
          </table:table-cell>
          <table:table-cell office:value-type="float" office:value="0.0120927318295739">
            <text:p>0.0120927318</text:p>
          </table:table-cell>
          <table:table-cell office:value-type="float" office:value="-0.0459213237187741">
            <text:p>-0.0459213237</text:p>
          </table:table-cell>
          <table:table-cell office:value-type="float" office:value="0.00971317691141047">
            <text:p>0.0097131769</text:p>
          </table:table-cell>
          <table:table-cell office:value-type="float" office:value="1.04261118036319">
            <text:p>1.0426111804</text:p>
          </table:table-cell>
          <table:table-cell office:value-type="float" office:value="0.843408552209576">
            <text:p>0.8434085522</text:p>
          </table:table-cell>
          <table:table-cell office:value-type="float" office:value="1.03418103696913">
            <text:p>1.034181037</text:p>
          </table:table-cell>
          <table:table-cell office:value-type="float" office:value="0">
            <text:p>0</text:p>
          </table:table-cell>
          <table:table-cell office:value-type="float" office:value="-14.7449446056026">
            <text:p>-14.74494460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284">
            <text:p>21284</text:p>
          </table:table-cell>
          <table:table-cell office:value-type="float" office:value="34841">
            <text:p>34841</text:p>
          </table:table-cell>
          <table:table-cell office:value-type="float" office:value="180">
            <text:p>180</text:p>
          </table:table-cell>
          <table:table-cell office:value-type="float" office:value="-1197.75">
            <text:p>-1197.75</text:p>
          </table:table-cell>
          <table:table-cell office:value-type="float" office:value="-34.875">
            <text:p>-34.875</text:p>
          </table:table-cell>
          <table:table-cell office:value-type="float" office:value="0.011577051710831">
            <text:p>0.0115770517</text:p>
          </table:table-cell>
          <table:table-cell office:value-type="float" office:value="-0.0562746664160872">
            <text:p>-0.0562746664</text:p>
          </table:table-cell>
          <table:table-cell office:value-type="float" office:value="-0.00100097586177205">
            <text:p>-0.0010009759</text:p>
          </table:table-cell>
          <table:table-cell office:value-type="float" office:value="1.04078237611549">
            <text:p>1.0407823761</text:p>
          </table:table-cell>
          <table:table-cell office:value-type="float" office:value="0.809245670180969">
            <text:p>0.8092456702</text:p>
          </table:table-cell>
          <table:table-cell office:value-type="float" office:value="0.996498548311043">
            <text:p>0.9964985483</text:p>
          </table:table-cell>
          <table:table-cell office:value-type="float" office:value="0">
            <text:p>0</text:p>
          </table:table-cell>
          <table:table-cell office:value-type="float" office:value="-11.9672962708752">
            <text:p>-11.9672962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table:number-columns-repeated="2"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0903">
            <text:p>20903</text:p>
          </table:table-cell>
          <table:table-cell office:value-type="float" office:value="36208">
            <text:p>36208</text:p>
          </table:table-cell>
          <table:table-cell office:value-type="float" office:value="-902.25">
            <text:p>-902.25</text:p>
          </table:table-cell>
          <table:table-cell office:value-type="float" office:value="244.75">
            <text:p>244.75</text:p>
          </table:table-cell>
          <table:table-cell office:value-type="float" office:value="-469.625">
            <text:p>-469.625</text:p>
          </table:table-cell>
          <table:table-cell office:value-type="float" office:value="-0.0605740181268882">
            <text:p>-0.0605740181</text:p>
          </table:table-cell>
          <table:table-cell office:value-type="float" office:value="0.0117088456202459">
            <text:p>0.0117088456</text:p>
          </table:table-cell>
          <table:table-cell office:value-type="float" office:value="-0.0129701999558109">
            <text:p>-0.0129702</text:p>
          </table:table-cell>
          <table:table-cell office:value-type="float" office:value="0.795182591433083">
            <text:p>0.7951825914</text:p>
          </table:table-cell>
          <table:table-cell office:value-type="float" office:value="1.04124966991975">
            <text:p>1.0412496699</text:p>
          </table:table-cell>
          <table:table-cell office:value-type="float" office:value="0.954934023284974">
            <text:p>0.9549340233</text:p>
          </table:table-cell>
          <table:table-cell office:value-type="float" office:value="-11.092795689656">
            <text:p>-11.0927956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13014">
            <text:p>13014</text:p>
          </table:table-cell>
          <table:table-cell office:value-type="float" office:value="21048">
            <text:p>21048</text:p>
          </table:table-cell>
          <table:table-cell office:value-type="float" office:value="34562">
            <text:p>34562</text:p>
          </table:table-cell>
          <table:table-cell office:value-type="float" office:value="-813.25">
            <text:p>-813.25</text:p>
          </table:table-cell>
          <table:table-cell office:value-type="float" office:value="358">
            <text:p>358</text:p>
          </table:table-cell>
          <table:table-cell office:value-type="float" office:value="-988.125">
            <text:p>-988.125</text:p>
          </table:table-cell>
          <table:table-cell office:value-type="float" office:value="-0.0624903949592746">
            <text:p>-0.062490395</text:p>
          </table:table-cell>
          <table:table-cell office:value-type="float" office:value="0.0170087419232231">
            <text:p>0.0170087419</text:p>
          </table:table-cell>
          <table:table-cell office:value-type="float" office:value="-0.0285899253515422">
            <text:p>-0.0285899254</text:p>
          </table:table-cell>
          <table:table-cell office:value-type="float" office:value="0.788937514588384">
            <text:p>0.7889375146</text:p>
          </table:table-cell>
          <table:table-cell office:value-type="float" office:value="1.06009761944283">
            <text:p>1.0600976194</text:p>
          </table:table-cell>
          <table:table-cell office:value-type="float" office:value="0.901537333579552">
            <text:p>0.9015373336</text:p>
          </table:table-cell>
          <table:table-cell office:value-type="float" office:value="-10.7417588928865">
            <text:p>-10.7417588929</text:p>
          </table:table-cell>
          <table:table-cell office:value-type="float" office:value="0">
            <text:p>0</text:p>
          </table:table-cell>
          <table:table-cell office:value-type="float" office:value="-23.8962067143195">
            <text:p>-23.896206714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table:number-columns-repeated="2" office:value-type="float" office:value="1216">
            <text:p>1216</text:p>
          </table:table-cell>
          <table:table-cell office:value-type="float" office:value="12328">
            <text:p>12328</text:p>
          </table:table-cell>
          <table:table-cell office:value-type="float" office:value="21376">
            <text:p>21376</text:p>
          </table:table-cell>
          <table:table-cell office:value-type="float" office:value="32609">
            <text:p>32609</text:p>
          </table:table-cell>
          <table:table-cell office:value-type="float" office:value="-737.75">
            <text:p>-737.75</text:p>
          </table:table-cell>
          <table:table-cell office:value-type="float" office:value="-1314.5">
            <text:p>-1314.5</text:p>
          </table:table-cell>
          <table:table-cell office:value-type="float" office:value="369.375">
            <text:p>369.375</text:p>
          </table:table-cell>
          <table:table-cell office:value-type="float" office:value="-0.0598434458144062">
            <text:p>-0.0598434458</text:p>
          </table:table-cell>
          <table:table-cell office:value-type="float" office:value="-0.0614941991017964">
            <text:p>-0.0614941991</text:p>
          </table:table-cell>
          <table:table-cell office:value-type="float" office:value="0.0113273942776534">
            <text:p>0.0113273943</text:p>
          </table:table-cell>
          <table:table-cell office:value-type="float" office:value="0.797567166143184">
            <text:p>0.7975671661</text:p>
          </table:table-cell>
          <table:table-cell office:value-type="float" office:value="0.792182114729128">
            <text:p>0.7921821147</text:p>
          </table:table-cell>
          <table:table-cell office:value-type="float" office:value="1.03989736729958">
            <text:p>1.0398973673</text:p>
          </table:table-cell>
          <table:table-cell office:value-type="float" office:value="-11.2325371385043">
            <text:p>-11.2325371385</text:p>
          </table:table-cell>
          <table:table-cell office:value-type="float" office:value="-10.9215097560399">
            <text:p>-10.9215097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1252">
            <text:p>1252</text:p>
          </table:table-cell>
          <table:table-cell office:value-type="float" office:value="12702">
            <text:p>12702</text:p>
          </table:table-cell>
          <table:table-cell office:value-type="float" office:value="20823">
            <text:p>20823</text:p>
          </table:table-cell>
          <table:table-cell office:value-type="float" office:value="34022">
            <text:p>34022</text:p>
          </table:table-cell>
          <table:table-cell office:value-type="float" office:value="-663">
            <text:p>-663</text:p>
          </table:table-cell>
          <table:table-cell office:value-type="float" office:value="-1115">
            <text:p>-1115</text:p>
          </table:table-cell>
          <table:table-cell office:value-type="float" office:value="6.5">
            <text:p>6.5</text:p>
          </table:table-cell>
          <table:table-cell office:value-type="float" office:value="-0.0521965044874823">
            <text:p>-0.0521965045</text:p>
          </table:table-cell>
          <table:table-cell office:value-type="float" office:value="-0.0535465590933103">
            <text:p>-0.0535465591</text:p>
          </table:table-cell>
          <table:table-cell office:value-type="float" office:value="0.000191052848157075">
            <text:p>0.0001910528</text:p>
          </table:table-cell>
          <table:table-cell office:value-type="float" office:value="0.822652205452007">
            <text:p>0.8226522055</text:p>
          </table:table-cell>
          <table:table-cell office:value-type="float" office:value="0.818206821795251">
            <text:p>0.8182068218</text:p>
          </table:table-cell>
          <table:table-cell office:value-type="float" office:value="1.00066875651088">
            <text:p>1.0006687565</text:p>
          </table:table-cell>
          <table:table-cell office:value-type="float" office:value="-12.9299009048155">
            <text:p>-12.9299009048</text:p>
          </table:table-cell>
          <table:table-cell office:value-type="float" office:value="-12.595004428744">
            <text:p>-12.59500442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646.875">
            <text:p>-646.875</text:p>
          </table:table-cell>
          <table:table-cell office:value-type="float" office:value="-240.875">
            <text:p>-240.875</text:p>
          </table:table-cell>
          <table:table-cell office:value-type="float" office:value="-391.125">
            <text:p>-391.125</text:p>
          </table:table-cell>
          <table:table-cell office:value-type="float" office:value="-0.0480590638930163">
            <text:p>-0.0480590639</text:p>
          </table:table-cell>
          <table:table-cell office:value-type="float" office:value="-0.0119635939207311">
            <text:p>-0.0119635939</text:p>
          </table:table-cell>
          <table:table-cell office:value-type="float" office:value="-0.0113287472845764">
            <text:p>-0.0113287473</text:p>
          </table:table-cell>
          <table:table-cell office:value-type="float" office:value="0.836320236674098">
            <text:p>0.8363202367</text:p>
          </table:table-cell>
          <table:table-cell office:value-type="float" office:value="0.958407951333261">
            <text:p>0.9584079513</text:p>
          </table:table-cell>
          <table:table-cell office:value-type="float" office:value="0.960600931913457">
            <text:p>0.9606009319</text:p>
          </table:table-cell>
          <table:table-cell office:value-type="float" office:value="-14.0734006160318">
            <text:p>-14.0734006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530">
            <text:p>19530</text:p>
          </table:table-cell>
          <table:table-cell office:value-type="float" office:value="33613">
            <text:p>33613</text:p>
          </table:table-cell>
          <table:table-cell office:value-type="float" office:value="-778.25">
            <text:p>-778.25</text:p>
          </table:table-cell>
          <table:table-cell office:value-type="float" office:value="-493.75">
            <text:p>-493.75</text:p>
          </table:table-cell>
          <table:table-cell office:value-type="float" office:value="-832.5">
            <text:p>-832.5</text:p>
          </table:table-cell>
          <table:table-cell office:value-type="float" office:value="-0.0612120497089822">
            <text:p>-0.0612120497</text:p>
          </table:table-cell>
          <table:table-cell office:value-type="float" office:value="-0.0252816180235535">
            <text:p>-0.025281618</text:p>
          </table:table-cell>
          <table:table-cell office:value-type="float" office:value="-0.0247672031654419">
            <text:p>-0.0247672032</text:p>
          </table:table-cell>
          <table:table-cell office:value-type="float" office:value="0.793101779476529">
            <text:p>0.7931017795</text:p>
          </table:table-cell>
          <table:table-cell office:value-type="float" office:value="0.912767090928945">
            <text:p>0.9127670909</text:p>
          </table:table-cell>
          <table:table-cell office:value-type="float" office:value="0.914517081052124">
            <text:p>0.9145170811</text:p>
          </table:table-cell>
          <table:table-cell office:value-type="float" office:value="-10.9734828523427">
            <text:p>-10.9734828523</text:p>
          </table:table-cell>
          <table:table-cell office:value-type="float" office:value="-27.0689892219201">
            <text:p>-27.0689892219</text:p>
          </table:table-cell>
          <table:table-cell office:value-type="float" office:value="-27.6384717110918">
            <text:p>-27.638471711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39">
            <text:p>1239</text:p>
          </table:table-cell>
          <table:table-cell office:value-type="float" office:value="11709">
            <text:p>11709</text:p>
          </table:table-cell>
          <table:table-cell office:value-type="float" office:value="17990">
            <text:p>17990</text:p>
          </table:table-cell>
          <table:table-cell office:value-type="float" office:value="31013">
            <text:p>31013</text:p>
          </table:table-cell>
          <table:table-cell office:value-type="float" office:value="-760">
            <text:p>-760</text:p>
          </table:table-cell>
          <table:table-cell office:value-type="float" office:value="-859.875">
            <text:p>-859.875</text:p>
          </table:table-cell>
          <table:table-cell office:value-type="float" office:value="-1483.875">
            <text:p>-1483.875</text:p>
          </table:table-cell>
          <table:table-cell office:value-type="float" office:value="-0.0649073362370826">
            <text:p>-0.0649073362</text:p>
          </table:table-cell>
          <table:table-cell office:value-type="float" office:value="-0.0477973874374653">
            <text:p>-0.0477973874</text:p>
          </table:table-cell>
          <table:table-cell office:value-type="float" office:value="-0.0478468706671396">
            <text:p>-0.0478468707</text:p>
          </table:table-cell>
          <table:table-cell office:value-type="float" office:value="0.781081729273103">
            <text:p>0.7810817293</text:p>
          </table:table-cell>
          <table:table-cell office:value-type="float" office:value="0.837186940850732">
            <text:p>0.8371869409</text:p>
          </table:table-cell>
          <table:table-cell office:value-type="float" office:value="0.837023025808982">
            <text:p>0.8370230258</text:p>
          </table:table-cell>
          <table:table-cell office:value-type="float" office:value="-10.3285770547699">
            <text:p>-10.3285770548</text:p>
          </table:table-cell>
          <table:table-cell office:value-type="float" office:value="-14.1523771270452">
            <text:p>-14.152377127</text:p>
          </table:table-cell>
          <table:table-cell office:value-type="float" office:value="-14.1373763862759">
            <text:p>-14.1373763863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10902">
            <text:p>10902</text:p>
          </table:table-cell>
          <table:table-cell office:value-type="float" office:value="16336">
            <text:p>16336</text:p>
          </table:table-cell>
          <table:table-cell office:value-type="float" office:value="28106">
            <text:p>28106</text:p>
          </table:table-cell>
          <table:table-cell office:value-type="float" office:value="-372.75">
            <text:p>-372.75</text:p>
          </table:table-cell>
          <table:table-cell office:value-type="float" office:value="-891.5">
            <text:p>-891.5</text:p>
          </table:table-cell>
          <table:table-cell office:value-type="float" office:value="-1526.625">
            <text:p>-1526.625</text:p>
          </table:table-cell>
          <table:table-cell office:value-type="float" office:value="-0.0341909741331866">
            <text:p>-0.0341909741</text:p>
          </table:table-cell>
          <table:table-cell office:value-type="float" office:value="-0.054572722820764">
            <text:p>-0.0545727228</text:p>
          </table:table-cell>
          <table:table-cell office:value-type="float" office:value="-0.0543166939443535">
            <text:p>-0.0543166939</text:p>
          </table:table-cell>
          <table:table-cell office:value-type="float" office:value="0.882622875049712">
            <text:p>0.882622875</text:p>
          </table:table-cell>
          <table:table-cell office:value-type="float" office:value="0.814832706996427">
            <text:p>0.814832707</text:p>
          </table:table-cell>
          <table:table-cell office:value-type="float" office:value="0.81567416554721">
            <text:p>0.8156741655</text:p>
          </table:table-cell>
          <table:table-cell office:value-type="float" office:value="-19.9242286530261">
            <text:p>-19.924228653</text:p>
          </table:table-cell>
          <table:table-cell office:value-type="float" office:value="-12.351533731842">
            <text:p>-12.3515337318</text:p>
          </table:table-cell>
          <table:table-cell office:value-type="float" office:value="-12.4114188461942">
            <text:p>-12.411418846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829">
            <text:p>829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9660">
            <text:p>9660</text:p>
          </table:table-cell>
          <table:table-cell office:value-type="float" office:value="16825">
            <text:p>16825</text:p>
          </table:table-cell>
          <table:table-cell office:value-type="float" office:value="25450">
            <text:p>25450</text:p>
          </table:table-cell>
          <table:table-cell office:value-type="float" office:value="-550">
            <text:p>-550</text:p>
          </table:table-cell>
          <table:table-cell office:value-type="float" office:value="-792">
            <text:p>-792</text:p>
          </table:table-cell>
          <table:table-cell office:value-type="float" office:value="-1437.75">
            <text:p>-1437.75</text:p>
          </table:table-cell>
          <table:table-cell office:value-type="float" office:value="-0.056935817805383">
            <text:p>-0.0569358178</text:p>
          </table:table-cell>
          <table:table-cell office:value-type="float" office:value="-0.047072808320951">
            <text:p>-0.0470728083</text:p>
          </table:table-cell>
          <table:table-cell office:value-type="float" office:value="-0.0564931237721022">
            <text:p>-0.0564931238</text:p>
          </table:table-cell>
          <table:table-cell office:value-type="float" office:value="0.807078344885528">
            <text:p>0.8070783449</text:p>
          </table:table-cell>
          <table:table-cell office:value-type="float" office:value="0.839588235471785">
            <text:p>0.8395882355</text:p>
          </table:table-cell>
          <table:table-cell office:value-type="float" office:value="0.808529353943361">
            <text:p>0.8085293539</text:p>
          </table:table-cell>
          <table:table-cell office:value-type="float" office:value="-11.8242255513741">
            <text:p>-11.8242255514</text:p>
          </table:table-cell>
          <table:table-cell office:value-type="float" office:value="-14.3756430650876">
            <text:p>-14.3756430651</text:p>
          </table:table-cell>
          <table:table-cell office:value-type="float" office:value="-11.9196525678174">
            <text:p>-11.919652567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40">
            <text:p>640</text:p>
          </table:table-cell>
          <table:table-cell office:value-type="float" office:value="1303">
            <text:p>1303</text:p>
          </table:table-cell>
          <table:table-cell office:value-type="float" office:value="9984">
            <text:p>9984</text:p>
          </table:table-cell>
          <table:table-cell office:value-type="float" office:value="15909">
            <text:p>15909</text:p>
          </table:table-cell>
          <table:table-cell office:value-type="float" office:value="23107">
            <text:p>23107</text:p>
          </table:table-cell>
          <table:table-cell office:value-type="float" office:value="-522">
            <text:p>-522</text:p>
          </table:table-cell>
          <table:table-cell office:value-type="float" office:value="-599.375">
            <text:p>-599.375</text:p>
          </table:table-cell>
          <table:table-cell office:value-type="float" office:value="-640">
            <text:p>-640</text:p>
          </table:table-cell>
          <table:table-cell office:value-type="float" office:value="-0.0522836538461538">
            <text:p>-0.0522836538</text:p>
          </table:table-cell>
          <table:table-cell office:value-type="float" office:value="-0.0376752152869445">
            <text:p>-0.0376752153</text:p>
          </table:table-cell>
          <table:table-cell office:value-type="float" office:value="-0.0276972346042325">
            <text:p>-0.0276972346</text:p>
          </table:table-cell>
          <table:table-cell office:value-type="float" office:value="0.82236502923909">
            <text:p>0.8223650292</text:p>
          </table:table-cell>
          <table:table-cell office:value-type="float" office:value="0.870918813315653">
            <text:p>0.8709188133</text:p>
          </table:table-cell>
          <table:table-cell office:value-type="float" office:value="0.904563267022441">
            <text:p>0.904563267</text:p>
          </table:table-cell>
          <table:table-cell office:value-type="float" office:value="-12.9077604524982">
            <text:p>-12.9077604525</text:p>
          </table:table-cell>
          <table:table-cell office:value-type="float" office:value="-18.0491702406456">
            <text:p>-18.0491702406</text:p>
          </table:table-cell>
          <table:table-cell office:value-type="float" office:value="-24.6776663480962">
            <text:p>-24.6776663481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2">
            <text:p>602</text:p>
          </table:table-cell>
          <table:table-cell table:number-columns-repeated="2" office:value-type="float" office:value="1267">
            <text:p>1267</text:p>
          </table:table-cell>
          <table:table-cell office:value-type="float" office:value="9104">
            <text:p>9104</text:p>
          </table:table-cell>
          <table:table-cell office:value-type="float" office:value="14827">
            <text:p>14827</text:p>
          </table:table-cell>
          <table:table-cell office:value-type="float" office:value="21216">
            <text:p>21216</text:p>
          </table:table-cell>
          <table:table-cell office:value-type="float" office:value="-483.625">
            <text:p>-483.625</text:p>
          </table:table-cell>
          <table:table-cell office:value-type="float" office:value="-925.125">
            <text:p>-925.125</text:p>
          </table:table-cell>
          <table:table-cell office:value-type="float" office:value="-589.875">
            <text:p>-589.875</text:p>
          </table:table-cell>
          <table:table-cell office:value-type="float" office:value="-0.0531222539543058">
            <text:p>-0.053122254</text:p>
          </table:table-cell>
          <table:table-cell office:value-type="float" office:value="-0.0623946179267552">
            <text:p>-0.0623946179</text:p>
          </table:table-cell>
          <table:table-cell office:value-type="float" office:value="-0.0278033088235294">
            <text:p>-0.0278033088</text:p>
          </table:table-cell>
          <table:table-cell office:value-type="float" office:value="0.819603179935694">
            <text:p>0.8196031799</text:p>
          </table:table-cell>
          <table:table-cell office:value-type="float" office:value="0.789249290414959">
            <text:p>0.7892492904</text:p>
          </table:table-cell>
          <table:table-cell office:value-type="float" office:value="0.904203546121459">
            <text:p>0.9042035461</text:p>
          </table:table-cell>
          <table:table-cell office:value-type="float" office:value="-12.6984243986988">
            <text:p>-12.6984243987</text:p>
          </table:table-cell>
          <table:table-cell office:value-type="float" office:value="-10.7587913338239">
            <text:p>-10.7587913338</text:p>
          </table:table-cell>
          <table:table-cell office:value-type="float" office:value="-24.5821822445302">
            <text:p>-24.5821822445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08">
            <text:p>608</text:p>
          </table:table-cell>
          <table:table-cell office:value-type="float" office:value="864">
            <text:p>864</text:p>
          </table:table-cell>
          <table:table-cell office:value-type="float" office:value="1275">
            <text:p>1275</text:p>
          </table:table-cell>
          <table:table-cell office:value-type="float" office:value="8240">
            <text:p>8240</text:p>
          </table:table-cell>
          <table:table-cell office:value-type="float" office:value="14073">
            <text:p>14073</text:p>
          </table:table-cell>
          <table:table-cell office:value-type="float" office:value="21809">
            <text:p>21809</text:p>
          </table:table-cell>
          <table:table-cell office:value-type="float" office:value="-318.375">
            <text:p>-318.375</text:p>
          </table:table-cell>
          <table:table-cell office:value-type="float" office:value="-424.75">
            <text:p>-424.75</text:p>
          </table:table-cell>
          <table:table-cell office:value-type="float" office:value="-1135">
            <text:p>-1135</text:p>
          </table:table-cell>
          <table:table-cell office:value-type="float" office:value="-0.0386377427184466">
            <text:p>-0.0386377427</text:p>
          </table:table-cell>
          <table:table-cell office:value-type="float" office:value="-0.030181908619342">
            <text:p>-0.0301819086</text:p>
          </table:table-cell>
          <table:table-cell office:value-type="float" office:value="-0.0520427346508322">
            <text:p>-0.0520427347</text:p>
          </table:table-cell>
          <table:table-cell office:value-type="float" office:value="0.867693935803696">
            <text:p>0.8676939358</text:p>
          </table:table-cell>
          <table:table-cell office:value-type="float" office:value="0.896148777143799">
            <text:p>0.8961487771</text:p>
          </table:table-cell>
          <table:table-cell office:value-type="float" office:value="0.823158983332763">
            <text:p>0.8231589833</text:p>
          </table:table-cell>
          <table:table-cell office:value-type="float" office:value="-17.5907900372683">
            <text:p>-17.5907900373</text:p>
          </table:table-cell>
          <table:table-cell office:value-type="float" office:value="-22.6173072341737">
            <text:p>-22.6173072342</text:p>
          </table:table-cell>
          <table:table-cell office:value-type="float" office:value="-12.9691472098544">
            <text:p>-12.9691472099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8640">
            <text:p>8640</text:p>
          </table:table-cell>
          <table:table-cell office:value-type="float" office:value="13335">
            <text:p>13335</text:p>
          </table:table-cell>
          <table:table-cell office:value-type="float" office:value="23023">
            <text:p>23023</text:p>
          </table:table-cell>
          <table:table-cell office:value-type="float" office:value="-182">
            <text:p>-182</text:p>
          </table:table-cell>
          <table:table-cell office:value-type="float" office:value="-598.5">
            <text:p>-598.5</text:p>
          </table:table-cell>
          <table:table-cell office:value-type="float" office:value="-946.5">
            <text:p>-946.5</text:p>
          </table:table-cell>
          <table:table-cell office:value-type="float" office:value="-0.0210648148148148">
            <text:p>-0.0210648148</text:p>
          </table:table-cell>
          <table:table-cell office:value-type="float" office:value="-0.0448818897637795">
            <text:p>-0.0448818898</text:p>
          </table:table-cell>
          <table:table-cell office:value-type="float" office:value="-0.0411110628501933">
            <text:p>-0.0411110629</text:p>
          </table:table-cell>
          <table:table-cell office:value-type="float" office:value="0.927142851937586">
            <text:p>0.9271428519</text:p>
          </table:table-cell>
          <table:table-cell office:value-type="float" office:value="0.846861578523157">
            <text:p>0.8468615785</text:p>
          </table:table-cell>
          <table:table-cell office:value-type="float" office:value="0.859423914222122">
            <text:p>0.8594239142</text:p>
          </table:table-cell>
          <table:table-cell office:value-type="float" office:value="-32.5576452410484">
            <text:p>-32.557645241</text:p>
          </table:table-cell>
          <table:table-cell office:value-type="float" office:value="-15.0945796460483">
            <text:p>-15.094579646</text:p>
          </table:table-cell>
          <table:table-cell office:value-type="float" office:value="-16.5113582368313">
            <text:p>-16.511358236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8857">
            <text:p>8857</text:p>
          </table:table-cell>
          <table:table-cell office:value-type="float" office:value="13616">
            <text:p>13616</text:p>
          </table:table-cell>
          <table:table-cell office:value-type="float" office:value="22317">
            <text:p>22317</text:p>
          </table:table-cell>
          <table:table-cell office:value-type="float" office:value="-640.875">
            <text:p>-640.875</text:p>
          </table:table-cell>
          <table:table-cell office:value-type="float" office:value="-548.75">
            <text:p>-548.75</text:p>
          </table:table-cell>
          <table:table-cell office:value-type="float" office:value="-645.125">
            <text:p>-645.125</text:p>
          </table:table-cell>
          <table:table-cell office:value-type="float" office:value="-0.0723580219035791">
            <text:p>-0.0723580219</text:p>
          </table:table-cell>
          <table:table-cell office:value-type="float" office:value="-0.0403018507638073">
            <text:p>-0.0403018508</text:p>
          </table:table-cell>
          <table:table-cell office:value-type="float" office:value="-0.0289073352153067">
            <text:p>-0.0289073352</text:p>
          </table:table-cell>
          <table:table-cell office:value-type="float" office:value="0.757008862671719">
            <text:p>0.7570088627</text:p>
          </table:table-cell>
          <table:table-cell office:value-type="float" office:value="0.862127031109651">
            <text:p>0.8621270311</text:p>
          </table:table-cell>
          <table:table-cell office:value-type="float" office:value="0.900462169443757">
            <text:p>0.9004621694</text:p>
          </table:table-cell>
          <table:table-cell office:value-type="float" office:value="-9.22849863079863">
            <text:p>-9.2284986308</text:p>
          </table:table-cell>
          <table:table-cell office:value-type="float" office:value="-16.8499423874199">
            <text:p>-16.8499423874</text:p>
          </table:table-cell>
          <table:table-cell office:value-type="float" office:value="-23.6299775719506">
            <text:p>-23.62997757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7276">
            <text:p>7276</text:p>
          </table:table-cell>
          <table:table-cell office:value-type="float" office:value="12360">
            <text:p>12360</text:p>
          </table:table-cell>
          <table:table-cell office:value-type="float" office:value="21017">
            <text:p>21017</text:p>
          </table:table-cell>
          <table:table-cell office:value-type="float" office:value="-649.375">
            <text:p>-649.375</text:p>
          </table:table-cell>
          <table:table-cell office:value-type="float" office:value="-225">
            <text:p>-225</text:p>
          </table:table-cell>
          <table:table-cell office:value-type="float" office:value="-460.75">
            <text:p>-460.75</text:p>
          </table:table-cell>
          <table:table-cell office:value-type="float" office:value="-0.0892489004947774">
            <text:p>-0.0892489005</text:p>
          </table:table-cell>
          <table:table-cell office:value-type="float" office:value="-0.0182038834951456">
            <text:p>-0.0182038835</text:p>
          </table:table-cell>
          <table:table-cell office:value-type="float" office:value="-0.0219227292192035">
            <text:p>-0.0219227292</text:p>
          </table:table-cell>
          <table:table-cell office:value-type="float" office:value="0.703240966097752">
            <text:p>0.7032409661</text:p>
          </table:table-cell>
          <table:table-cell office:value-type="float" office:value="0.936935915260628">
            <text:p>0.9369359153</text:p>
          </table:table-cell>
          <table:table-cell office:value-type="float" office:value="0.924212435603368">
            <text:p>0.9242124356</text:p>
          </table:table-cell>
          <table:table-cell office:value-type="float" office:value="-7.41447789619551">
            <text:p>-7.4144778962</text:p>
          </table:table-cell>
          <table:table-cell office:value-type="float" office:value="0">
            <text:p>0</text:p>
          </table:table-cell>
          <table:table-cell office:value-type="float" office:value="-31.2698873049806">
            <text:p>-31.269887305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300">
            <text:p>1300</text:p>
          </table:table-cell>
          <table:table-cell office:value-type="float" office:value="8194">
            <text:p>8194</text:p>
          </table:table-cell>
          <table:table-cell office:value-type="float" office:value="12420">
            <text:p>12420</text:p>
          </table:table-cell>
          <table:table-cell office:value-type="float" office:value="19026">
            <text:p>19026</text:p>
          </table:table-cell>
          <table:table-cell office:value-type="float" office:value="-573">
            <text:p>-573</text:p>
          </table:table-cell>
          <table:table-cell office:value-type="float" office:value="-333.75">
            <text:p>-333.75</text:p>
          </table:table-cell>
          <table:table-cell office:value-type="float" office:value="-613.875">
            <text:p>-613.875</text:p>
          </table:table-cell>
          <table:table-cell office:value-type="float" office:value="-0.069929216499878">
            <text:p>-0.0699292165</text:p>
          </table:table-cell>
          <table:table-cell office:value-type="float" office:value="-0.0268719806763285">
            <text:p>-0.0268719807</text:p>
          </table:table-cell>
          <table:table-cell office:value-type="float" office:value="-0.0322650583412173">
            <text:p>-0.0322650583</text:p>
          </table:table-cell>
          <table:table-cell office:value-type="float" office:value="0.764832329078189">
            <text:p>0.7648323291</text:p>
          </table:table-cell>
          <table:table-cell office:value-type="float" office:value="0.907363390189969">
            <text:p>0.9073633902</text:p>
          </table:table-cell>
          <table:table-cell office:value-type="float" office:value="0.889112722425673">
            <text:p>0.8891127224</text:p>
          </table:table-cell>
          <table:table-cell office:value-type="float" office:value="-9.56136497515817">
            <text:p>-9.5613649752</text:p>
          </table:table-cell>
          <table:table-cell office:value-type="float" office:value="-25.4462739277484">
            <text:p>-25.4462739277</text:p>
          </table:table-cell>
          <table:table-cell office:value-type="float" office:value="-21.1344369310952">
            <text:p>-21.1344369311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3">
            <text:p>3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8544">
            <text:p>8544</text:p>
          </table:table-cell>
          <table:table-cell office:value-type="float" office:value="11940">
            <text:p>11940</text:p>
          </table:table-cell>
          <table:table-cell office:value-type="float" office:value="19155">
            <text:p>19155</text:p>
          </table:table-cell>
          <table:table-cell office:value-type="float" office:value="-66">
            <text:p>-66</text:p>
          </table:table-cell>
          <table:table-cell office:value-type="float" office:value="-91.875">
            <text:p>-91.875</text:p>
          </table:table-cell>
          <table:table-cell office:value-type="float" office:value="-228.75">
            <text:p>-228.75</text:p>
          </table:table-cell>
          <table:table-cell office:value-type="float" office:value="-0.0077247191011236">
            <text:p>-0.0077247191</text:p>
          </table:table-cell>
          <table:table-cell office:value-type="float" office:value="-0.00769472361809045">
            <text:p>-0.0076947236</text:p>
          </table:table-cell>
          <table:table-cell office:value-type="float" office:value="-0.0119420516836335">
            <text:p>-0.0119420517</text:p>
          </table:table-cell>
          <table:table-cell office:value-type="float" office:value="0.973080438865042">
            <text:p>0.9730804389</text:p>
          </table:table-cell>
          <table:table-cell office:value-type="float" office:value="0.973184516528939">
            <text:p>0.9731845165</text:p>
          </table:table-cell>
          <table:table-cell office:value-type="float" office:value="0.958482339800175">
            <text:p>0.95848233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7837">
            <text:p>7837</text:p>
          </table:table-cell>
          <table:table-cell office:value-type="float" office:value="11280">
            <text:p>11280</text:p>
          </table:table-cell>
          <table:table-cell office:value-type="float" office:value="18495">
            <text:p>18495</text:p>
          </table:table-cell>
          <table:table-cell office:value-type="float" office:value="-811.25">
            <text:p>-811.25</text:p>
          </table:table-cell>
          <table:table-cell office:value-type="float" office:value="-424">
            <text:p>-424</text:p>
          </table:table-cell>
          <table:table-cell office:value-type="float" office:value="-318.75">
            <text:p>-318.75</text:p>
          </table:table-cell>
          <table:table-cell office:value-type="float" office:value="-0.103515375781549">
            <text:p>-0.1035153758</text:p>
          </table:table-cell>
          <table:table-cell office:value-type="float" office:value="-0.0375886524822695">
            <text:p>-0.0375886525</text:p>
          </table:table-cell>
          <table:table-cell office:value-type="float" office:value="-0.0172343876723439">
            <text:p>-0.0172343877</text:p>
          </table:table-cell>
          <table:table-cell office:value-type="float" office:value="0.658698433490041">
            <text:p>0.6586984335</text:p>
          </table:table-cell>
          <table:table-cell office:value-type="float" office:value="0.871209013631105">
            <text:p>0.8712090136</text:p>
          </table:table-cell>
          <table:table-cell office:value-type="float" office:value="0.94026181041894">
            <text:p>0.9402618104</text:p>
          </table:table-cell>
          <table:table-cell office:value-type="float" office:value="-6.34319519415092">
            <text:p>-6.3431951942</text:p>
          </table:table-cell>
          <table:table-cell office:value-type="float" office:value="-18.0915440521447">
            <text:p>-18.09154405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3">
            <text:p>3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6715">
            <text:p>6715</text:p>
          </table:table-cell>
          <table:table-cell office:value-type="float" office:value="10275">
            <text:p>10275</text:p>
          </table:table-cell>
          <table:table-cell office:value-type="float" office:value="18270">
            <text:p>18270</text:p>
          </table:table-cell>
          <table:table-cell office:value-type="float" office:value="-469.625">
            <text:p>-469.625</text:p>
          </table:table-cell>
          <table:table-cell office:value-type="float" office:value="-335.625">
            <text:p>-335.625</text:p>
          </table:table-cell>
          <table:table-cell office:value-type="float" office:value="-133.125">
            <text:p>-133.125</text:p>
          </table:table-cell>
          <table:table-cell office:value-type="float" office:value="-0.0699367088607595">
            <text:p>-0.0699367089</text:p>
          </table:table-cell>
          <table:table-cell office:value-type="float" office:value="-0.0326642335766423">
            <text:p>-0.0326642336</text:p>
          </table:table-cell>
          <table:table-cell office:value-type="float" office:value="-0.00728653530377668">
            <text:p>-0.0072865353</text:p>
          </table:table-cell>
          <table:table-cell office:value-type="float" office:value="0.76480815975004">
            <text:p>0.7648081598</text:p>
          </table:table-cell>
          <table:table-cell office:value-type="float" office:value="0.887766408705845">
            <text:p>0.8877664087</text:p>
          </table:table-cell>
          <table:table-cell office:value-type="float" office:value="0.974601189886379">
            <text:p>0.9746011899</text:p>
          </table:table-cell>
          <table:table-cell office:value-type="float" office:value="-9.56030261809486">
            <text:p>-9.5603026181</text:p>
          </table:table-cell>
          <table:table-cell office:value-type="float" office:value="-20.8718799669073">
            <text:p>-20.8718799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3">
            <text:p>3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6273">
            <text:p>6273</text:p>
          </table:table-cell>
          <table:table-cell office:value-type="float" office:value="10348">
            <text:p>10348</text:p>
          </table:table-cell>
          <table:table-cell office:value-type="float" office:value="18105">
            <text:p>18105</text:p>
          </table:table-cell>
          <table:table-cell office:value-type="float" office:value="-186.25">
            <text:p>-186.25</text:p>
          </table:table-cell>
          <table:table-cell office:value-type="float" office:value="-79.625">
            <text:p>-79.625</text:p>
          </table:table-cell>
          <table:table-cell office:value-type="float" office:value="-150">
            <text:p>-150</text:p>
          </table:table-cell>
          <table:table-cell office:value-type="float" office:value="-0.0296907380838514">
            <text:p>-0.0296907381</text:p>
          </table:table-cell>
          <table:table-cell office:value-type="float" office:value="-0.00769472361809045">
            <text:p>-0.0076947236</text:p>
          </table:table-cell>
          <table:table-cell office:value-type="float" office:value="-0.00828500414250207">
            <text:p>-0.0082850041</text:p>
          </table:table-cell>
          <table:table-cell office:value-type="float" office:value="0.897810234965329">
            <text:p>0.897810235</text:p>
          </table:table-cell>
          <table:table-cell office:value-type="float" office:value="0.973184516528939">
            <text:p>0.9731845165</text:p>
          </table:table-cell>
          <table:table-cell office:value-type="float" office:value="0.97113702243678">
            <text:p>0.9711370224</text:p>
          </table:table-cell>
          <table:table-cell office:value-type="float" office:value="-22.9972546573005">
            <text:p>-22.997254657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3">
            <text:p>3</text:p>
          </table:table-cell>
          <table:table-cell office:value-type="float" office:value="569">
            <text:p>569</text:p>
          </table:table-cell>
          <table:table-cell office:value-type="float" office:value="834">
            <text:p>834</text:p>
          </table:table-cell>
          <table:table-cell office:value-type="float" office:value="1255">
            <text:p>1255</text:p>
          </table:table-cell>
          <table:table-cell office:value-type="float" office:value="5865">
            <text:p>5865</text:p>
          </table:table-cell>
          <table:table-cell office:value-type="float" office:value="10584">
            <text:p>10584</text:p>
          </table:table-cell>
          <table:table-cell office:value-type="float" office:value="17805">
            <text:p>17805</text:p>
          </table:table-cell>
          <table:table-cell office:value-type="float" office:value="114.75">
            <text:p>114.75</text:p>
          </table:table-cell>
          <table:table-cell office:value-type="float" office:value="-388.5">
            <text:p>-388.5</text:p>
          </table:table-cell>
          <table:table-cell office:value-type="float" office:value="-352.5">
            <text:p>-352.5</text:p>
          </table:table-cell>
          <table:table-cell office:value-type="float" office:value="0.0195652173913043">
            <text:p>0.0195652174</text:p>
          </table:table-cell>
          <table:table-cell office:value-type="float" office:value="-0.0367063492063492">
            <text:p>-0.0367063492</text:p>
          </table:table-cell>
          <table:table-cell office:value-type="float" office:value="-0.0197978096040438">
            <text:p>-0.0197978096</text:p>
          </table:table-cell>
          <table:table-cell office:value-type="float" office:value="1.06922854442344">
            <text:p>1.0692285444</text:p>
          </table:table-cell>
          <table:table-cell office:value-type="float" office:value="0.874168595679012">
            <text:p>0.8741685957</text:p>
          </table:table-cell>
          <table:table-cell office:value-type="float" office:value="0.931475894785478">
            <text:p>0.9314758948</text:p>
          </table:table-cell>
          <table:table-cell office:value-type="float" office:value="0">
            <text:p>0</text:p>
          </table:table-cell>
          <table:table-cell office:value-type="float" office:value="-18.5348435691412">
            <text:p>-18.53484356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882">
            <text:p>5882</text:p>
          </table:table-cell>
          <table:table-cell office:value-type="float" office:value="9688">
            <text:p>9688</text:p>
          </table:table-cell>
          <table:table-cell office:value-type="float" office:value="16275">
            <text:p>16275</text:p>
          </table:table-cell>
          <table:table-cell office:value-type="float" office:value="70.125">
            <text:p>70.125</text:p>
          </table:table-cell>
          <table:table-cell office:value-type="float" office:value="115.5">
            <text:p>115.5</text:p>
          </table:table-cell>
          <table:table-cell office:value-type="float" office:value="-416.25">
            <text:p>-416.2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-0.0255760368663594">
            <text:p>-0.0255760369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0.911765972944849">
            <text:p>0.9117659729</text:p>
          </table:table-cell>
          <table:table-cell table:number-columns-repeated="2" office:value-type="float" office:value="0">
            <text:p>0</text:p>
          </table:table-cell>
          <table:table-cell office:value-type="float" office:value="-26.7533601790641">
            <text:p>-26.753360179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table:number-columns-repeated="2" office:value-type="float" office:value="1226">
            <text:p>1226</text:p>
          </table:table-cell>
          <table:table-cell office:value-type="float" office:value="6320">
            <text:p>6320</text:p>
          </table:table-cell>
          <table:table-cell office:value-type="float" office:value="10110">
            <text:p>10110</text:p>
          </table:table-cell>
          <table:table-cell office:value-type="float" office:value="16950">
            <text:p>16950</text:p>
          </table:table-cell>
          <table:table-cell office:value-type="float" office:value="52">
            <text:p>52</text:p>
          </table:table-cell>
          <table:table-cell office:value-type="float" office:value="-98.75">
            <text:p>-98.75</text:p>
          </table:table-cell>
          <table:table-cell office:value-type="float" office:value="-463.125">
            <text:p>-463.125</text:p>
          </table:table-cell>
          <table:table-cell office:value-type="float" office:value="0.00822784810126582">
            <text:p>0.0082278481</text:p>
          </table:table-cell>
          <table:table-cell office:value-type="float" office:value="-0.0097675568743818">
            <text:p>-0.0097675569</text:p>
          </table:table-cell>
          <table:table-cell office:value-type="float" office:value="-0.0273230088495575">
            <text:p>-0.0273230088</text:p>
          </table:table-cell>
          <table:table-cell office:value-type="float" office:value="1.02893015542381">
            <text:p>1.0289301554</text:p>
          </table:table-cell>
          <table:table-cell office:value-type="float" office:value="0.966000545067561">
            <text:p>0.9660005451</text:p>
          </table:table-cell>
          <table:table-cell office:value-type="float" office:value="0.905832700779231">
            <text:p>0.9058327008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204517849365">
            <text:p>-25.0204517849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592">
            <text:p>592</text:p>
          </table:table-cell>
          <table:table-cell office:value-type="float" office:value="1277">
            <text:p>1277</text:p>
          </table:table-cell>
          <table:table-cell office:value-type="float" office:value="5904">
            <text:p>5904</text:p>
          </table:table-cell>
          <table:table-cell office:value-type="float" office:value="10332">
            <text:p>10332</text:p>
          </table:table-cell>
          <table:table-cell office:value-type="float" office:value="17190">
            <text:p>17190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-517.5">
            <text:p>-517.5</text:p>
          </table:table-cell>
          <table:table-cell table:number-columns-repeated="2" office:value-type="float" office:value="0.013550135501355">
            <text:p>0.0135501355</text:p>
          </table:table-cell>
          <table:table-cell office:value-type="float" office:value="-0.0301047120418848">
            <text:p>-0.030104712</text:p>
          </table:table-cell>
          <table:table-cell table:number-columns-repeated="2" office:value-type="float" office:value="1.04778534235207">
            <text:p>1.0477853424</text:p>
          </table:table-cell>
          <table:table-cell office:value-type="float" office:value="0.896409843480168">
            <text:p>0.8964098435</text:p>
          </table:table-cell>
          <table:table-cell table:number-columns-repeated="2" office:value-type="float" office:value="0">
            <text:p>0</text:p>
          </table:table-cell>
          <table:table-cell office:value-type="float" office:value="-22.6762019367586">
            <text:p>-22.676201936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51">
            <text:p>551</text:p>
          </table:table-cell>
          <table:table-cell office:value-type="float" office:value="5520">
            <text:p>5520</text:p>
          </table:table-cell>
          <table:table-cell office:value-type="float" office:value="10098">
            <text:p>10098</text:p>
          </table:table-cell>
          <table:table-cell office:value-type="float" office:value="17391">
            <text:p>17391</text:p>
          </table:table-cell>
          <table:table-cell office:value-type="float" office:value="108">
            <text:p>108</text:p>
          </table:table-cell>
          <table:table-cell office:value-type="float" office:value="411.875">
            <text:p>411.875</text:p>
          </table:table-cell>
          <table:table-cell office:value-type="float" office:value="709.25">
            <text:p>709.25</text:p>
          </table:table-cell>
          <table:table-cell office:value-type="float" office:value="0.0195652173913043">
            <text:p>0.0195652174</text:p>
          </table:table-cell>
          <table:table-cell office:value-type="float" office:value="0.040787779758368">
            <text:p>0.0407877798</text:p>
          </table:table-cell>
          <table:table-cell office:value-type="float" office:value="0.0407825886953022">
            <text:p>0.0407825887</text:p>
          </table:table-cell>
          <table:table-cell office:value-type="float" office:value="1.06922854442344">
            <text:p>1.0692285444</text:p>
          </table:table-cell>
          <table:table-cell office:value-type="float" office:value="1.14601796939042">
            <text:p>1.1460179694</text:p>
          </table:table-cell>
          <table:table-cell office:value-type="float" office:value="1.14599897073331">
            <text:p>1.1459989707</text:p>
          </table:table-cell>
          <table:table-cell office:value-type="float" office:value="0">
            <text:p>0</text:p>
          </table:table-cell>
          <table:table-cell office:value-type="float" office:value="17.3382558893361">
            <text:p>17.3382558893</text:p>
          </table:table-cell>
          <table:table-cell office:value-type="float" office:value="17.3404192789739">
            <text:p>17.340419279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5536">
            <text:p>5536</text:p>
          </table:table-cell>
          <table:table-cell office:value-type="float" office:value="9525">
            <text:p>9525</text:p>
          </table:table-cell>
          <table:table-cell office:value-type="float" office:value="15314">
            <text:p>15314</text:p>
          </table:table-cell>
          <table:table-cell office:value-type="float" office:value="66">
            <text:p>66</text:p>
          </table:table-cell>
          <table:table-cell office:value-type="float" office:value="-28.125">
            <text:p>-28.125</text:p>
          </table:table-cell>
          <table:table-cell office:value-type="float" office:value="381.5">
            <text:p>381.5</text:p>
          </table:table-cell>
          <table:table-cell office:value-type="float" office:value="0.0119219653179191">
            <text:p>0.0119219653</text:p>
          </table:table-cell>
          <table:table-cell office:value-type="float" office:value="-0.00295275590551181">
            <text:p>-0.0029527559</text:p>
          </table:table-cell>
          <table:table-cell office:value-type="float" office:value="0.0249118453702494">
            <text:p>0.0249118454</text:p>
          </table:table-cell>
          <table:table-cell office:value-type="float" office:value="1.04200545979652">
            <text:p>1.0420054598</text:p>
          </table:table-cell>
          <table:table-cell office:value-type="float" office:value="0.989682443114886">
            <text:p>0.9896824431</text:p>
          </table:table-cell>
          <table:table-cell office:value-type="float" office:value="1.08840783487379">
            <text:p>1.0884078349</text:p>
          </table:table-cell>
          <table:table-cell table:number-columns-repeated="2" office:value-type="float" office:value="0">
            <text:p>0</text:p>
          </table:table-cell>
          <table:table-cell office:value-type="float" office:value="28.1691520698333">
            <text:p>28.1691520698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5904">
            <text:p>5904</text:p>
          </table:table-cell>
          <table:table-cell office:value-type="float" office:value="10060">
            <text:p>10060</text:p>
          </table:table-cell>
          <table:table-cell office:value-type="float" office:value="16399">
            <text:p>16399</text:p>
          </table:table-cell>
          <table:table-cell office:value-type="float" office:value="80">
            <text:p>80</text:p>
          </table:table-cell>
          <table:table-cell office:value-type="float" office:value="31.25">
            <text:p>31.25</text:p>
          </table:table-cell>
          <table:table-cell office:value-type="float" office:value="-78.25">
            <text:p>-78.25</text:p>
          </table:table-cell>
          <table:table-cell office:value-type="float" office:value="0.013550135501355">
            <text:p>0.0135501355</text:p>
          </table:table-cell>
          <table:table-cell office:value-type="float" office:value="0.00310636182902585">
            <text:p>0.0031063618</text:p>
          </table:table-cell>
          <table:table-cell office:value-type="float" office:value="-0.00477163241661077">
            <text:p>-0.0047716324</text:p>
          </table:table-cell>
          <table:table-cell office:value-type="float" office:value="1.04778534235207">
            <text:p>1.0477853424</text:p>
          </table:table-cell>
          <table:table-cell office:value-type="float" office:value="1.01089117938986">
            <text:p>1.0108911794</text:p>
          </table:table-cell>
          <table:table-cell office:value-type="float" office:value="0.983343912754664">
            <text:p>0.98334391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5520">
            <text:p>5520</text:p>
          </table:table-cell>
          <table:table-cell office:value-type="float" office:value="9915">
            <text:p>9915</text:p>
          </table:table-cell>
          <table:table-cell office:value-type="float" office:value="16182">
            <text:p>16182</text:p>
          </table:table-cell>
          <table:table-cell office:value-type="float" office:value="108">
            <text:p>108</text:p>
          </table:table-cell>
          <table:table-cell office:value-type="float" office:value="-392">
            <text:p>-392</text:p>
          </table:table-cell>
          <table:table-cell office:value-type="float" office:value="379.75">
            <text:p>379.75</text:p>
          </table:table-cell>
          <table:table-cell office:value-type="float" office:value="0.0195652173913043">
            <text:p>0.0195652174</text:p>
          </table:table-cell>
          <table:table-cell office:value-type="float" office:value="-0.0395360564800807">
            <text:p>-0.0395360565</text:p>
          </table:table-cell>
          <table:table-cell office:value-type="float" office:value="0.0234674329501916">
            <text:p>0.023467433</text:p>
          </table:table-cell>
          <table:table-cell office:value-type="float" office:value="1.06922854442344">
            <text:p>1.0692285444</text:p>
          </table:table-cell>
          <table:table-cell office:value-type="float" office:value="0.86468747785323">
            <text:p>0.8646874779</text:p>
          </table:table-cell>
          <table:table-cell office:value-type="float" office:value="1.08321542732784">
            <text:p>1.0832154273</text:p>
          </table:table-cell>
          <table:table-cell office:value-type="float" office:value="0">
            <text:p>0</text:p>
          </table:table-cell>
          <table:table-cell office:value-type="float" office:value="-17.1831226737267">
            <text:p>-17.1831226737</text:p>
          </table:table-cell>
          <table:table-cell office:value-type="float" office:value="29.8817911394523">
            <text:p>29.881791139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5536">
            <text:p>5536</text:p>
          </table:table-cell>
          <table:table-cell office:value-type="float" office:value="10710">
            <text:p>10710</text:p>
          </table:table-cell>
          <table:table-cell office:value-type="float" office:value="17391">
            <text:p>17391</text:p>
          </table:table-cell>
          <table:table-cell office:value-type="float" office:value="66">
            <text:p>66</text:p>
          </table:table-cell>
          <table:table-cell office:value-type="float" office:value="270.5">
            <text:p>270.5</text:p>
          </table:table-cell>
          <table:table-cell office:value-type="float" office:value="684.5">
            <text:p>684.5</text:p>
          </table:table-cell>
          <table:table-cell office:value-type="float" office:value="0.0119219653179191">
            <text:p>0.0119219653</text:p>
          </table:table-cell>
          <table:table-cell office:value-type="float" office:value="0.0252567693744164">
            <text:p>0.0252567694</text:p>
          </table:table-cell>
          <table:table-cell office:value-type="float" office:value="0.0393594387901788">
            <text:p>0.0393594388</text:p>
          </table:table-cell>
          <table:table-cell office:value-type="float" office:value="1.04200545979652">
            <text:p>1.0420054598</text:p>
          </table:table-cell>
          <table:table-cell office:value-type="float" office:value="1.08964898543295">
            <text:p>1.0896489854</text:p>
          </table:table-cell>
          <table:table-cell office:value-type="float" office:value="1.14079439999251">
            <text:p>1.1407944</text:p>
          </table:table-cell>
          <table:table-cell office:value-type="float" office:value="0">
            <text:p>0</text:p>
          </table:table-cell>
          <table:table-cell office:value-type="float" office:value="27.7891487464888">
            <text:p>27.7891487465</text:p>
          </table:table-cell>
          <table:table-cell office:value-type="float" office:value="17.9550415171584">
            <text:p>17.955041517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130">
            <text:p>1130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7190">
            <text:p>7190</text:p>
          </table:table-cell>
          <table:table-cell office:value-type="float" office:value="10050">
            <text:p>10050</text:p>
          </table:table-cell>
          <table:table-cell office:value-type="float" office:value="15314">
            <text:p>15314</text:p>
          </table:table-cell>
          <table:table-cell office:value-type="float" office:value="-367.125">
            <text:p>-367.125</text:p>
          </table:table-cell>
          <table:table-cell office:value-type="float" office:value="170.625">
            <text:p>170.625</text:p>
          </table:table-cell>
          <table:table-cell office:value-type="float" office:value="639.625">
            <text:p>639.625</text:p>
          </table:table-cell>
          <table:table-cell office:value-type="float" office:value="-0.0510605006954103">
            <text:p>-0.0510605007</text:p>
          </table:table-cell>
          <table:table-cell office:value-type="float" office:value="0.0169776119402985">
            <text:p>0.0169776119</text:p>
          </table:table-cell>
          <table:table-cell office:value-type="float" office:value="0.0417673370771843">
            <text:p>0.0417673371</text:p>
          </table:table-cell>
          <table:table-cell office:value-type="float" office:value="0.826398310039345">
            <text:p>0.82639831</text:p>
          </table:table-cell>
          <table:table-cell office:value-type="float" office:value="1.05998659083315">
            <text:p>1.0599865908</text:p>
          </table:table-cell>
          <table:table-cell office:value-type="float" office:value="1.14960492024532">
            <text:p>1.1496049202</text:p>
          </table:table-cell>
          <table:table-cell office:value-type="float" office:value="-13.2254165197986">
            <text:p>-13.2254165198</text:p>
          </table:table-cell>
          <table:table-cell office:value-type="float" office:value="0">
            <text:p>0</text:p>
          </table:table-cell>
          <table:table-cell office:value-type="float" office:value="16.9396463715577">
            <text:p>16.939646371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146">
            <text:p>1146</text:p>
          </table:table-cell>
          <table:table-cell office:value-type="float" office:value="507">
            <text:p>507</text:p>
          </table:table-cell>
          <table:table-cell office:value-type="float" office:value="7018">
            <text:p>7018</text:p>
          </table:table-cell>
          <table:table-cell office:value-type="float" office:value="10360">
            <text:p>10360</text:p>
          </table:table-cell>
          <table:table-cell office:value-type="float" office:value="16704">
            <text:p>16704</text:p>
          </table:table-cell>
          <table:table-cell office:value-type="float" office:value="-422.375">
            <text:p>-422.375</text:p>
          </table:table-cell>
          <table:table-cell office:value-type="float" office:value="-18.625">
            <text:p>-18.625</text:p>
          </table:table-cell>
          <table:table-cell office:value-type="float" office:value="392">
            <text:p>392</text:p>
          </table:table-cell>
          <table:table-cell office:value-type="float" office:value="-0.0601845255058421">
            <text:p>-0.0601845255</text:p>
          </table:table-cell>
          <table:table-cell office:value-type="float" office:value="-0.00179777992277992">
            <text:p>-0.0017977799</text:p>
          </table:table-cell>
          <table:table-cell office:value-type="float" office:value="0.0234674329501916">
            <text:p>0.023467433</text:p>
          </table:table-cell>
          <table:table-cell office:value-type="float" office:value="0.796453627865865">
            <text:p>0.7964536279</text:p>
          </table:table-cell>
          <table:table-cell office:value-type="float" office:value="0.993714105015066">
            <text:p>0.993714105</text:p>
          </table:table-cell>
          <table:table-cell office:value-type="float" office:value="1.08321542732784">
            <text:p>1.0832154273</text:p>
          </table:table-cell>
          <table:table-cell office:value-type="float" office:value="-11.1668744726753">
            <text:p>-11.1668744727</text:p>
          </table:table-cell>
          <table:table-cell office:value-type="float" office:value="0">
            <text:p>0</text:p>
          </table:table-cell>
          <table:table-cell office:value-type="float" office:value="29.8817911394523">
            <text:p>29.8817911395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6057">
            <text:p>6057</text:p>
          </table:table-cell>
          <table:table-cell office:value-type="float" office:value="9765">
            <text:p>9765</text:p>
          </table:table-cell>
          <table:table-cell office:value-type="float" office:value="17952">
            <text:p>17952</text:p>
          </table:table-cell>
          <table:table-cell office:value-type="float" office:value="-300.125">
            <text:p>-300.125</text:p>
          </table:table-cell>
          <table:table-cell office:value-type="float" office:value="314.875">
            <text:p>314.875</text:p>
          </table:table-cell>
          <table:table-cell office:value-type="float" office:value="1015.25">
            <text:p>1015.25</text:p>
          </table:table-cell>
          <table:table-cell office:value-type="float" office:value="-0.0495501073138517">
            <text:p>-0.0495501073</text:p>
          </table:table-cell>
          <table:table-cell office:value-type="float" office:value="0.0322452636968766">
            <text:p>0.0322452637</text:p>
          </table:table-cell>
          <table:table-cell office:value-type="float" office:value="0.0565535873440285">
            <text:p>0.0565535873</text:p>
          </table:table-cell>
          <table:table-cell office:value-type="float" office:value="0.831386842145755">
            <text:p>0.8313868421</text:p>
          </table:table-cell>
          <table:table-cell office:value-type="float" office:value="1.1148963467196">
            <text:p>1.1148963467</text:p>
          </table:table-cell>
          <table:table-cell office:value-type="float" office:value="1.2042062398574">
            <text:p>1.2042062399</text:p>
          </table:table-cell>
          <table:table-cell office:value-type="float" office:value="-13.6393039707368">
            <text:p>-13.6393039707</text:p>
          </table:table-cell>
          <table:table-cell office:value-type="float" office:value="21.8408332535381">
            <text:p>21.8408332535</text:p>
          </table:table-cell>
          <table:table-cell office:value-type="float" office:value="12.5998631794479">
            <text:p>12.599863179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5225">
            <text:p>5225</text:p>
          </table:table-cell>
          <table:table-cell office:value-type="float" office:value="9063">
            <text:p>9063</text:p>
          </table:table-cell>
          <table:table-cell office:value-type="float" office:value="16171">
            <text:p>16171</text:p>
          </table:table-cell>
          <table:table-cell office:value-type="float" office:value="-294.625">
            <text:p>-294.625</text:p>
          </table:table-cell>
          <table:table-cell office:value-type="float" office:value="543.875">
            <text:p>543.875</text:p>
          </table:table-cell>
          <table:table-cell office:value-type="float" office:value="219">
            <text:p>219</text:p>
          </table:table-cell>
          <table:table-cell office:value-type="float" office:value="-0.0563875598086124">
            <text:p>-0.0563875598</text:p>
          </table:table-cell>
          <table:table-cell office:value-type="float" office:value="0.0600104821802935">
            <text:p>0.0600104822</text:p>
          </table:table-cell>
          <table:table-cell office:value-type="float" office:value="0.0135427617339682">
            <text:p>0.0135427617</text:p>
          </table:table-cell>
          <table:table-cell office:value-type="float" office:value="0.808875472196149">
            <text:p>0.8088754722</text:p>
          </table:table-cell>
          <table:table-cell office:value-type="float" office:value="1.21709515325519">
            <text:p>1.2170951533</text:p>
          </table:table-cell>
          <table:table-cell office:value-type="float" office:value="1.04775914260384">
            <text:p>1.0477591426</text:p>
          </table:table-cell>
          <table:table-cell office:value-type="float" office:value="-11.9426290958954">
            <text:p>-11.9426290959</text:p>
          </table:table-cell>
          <table:table-cell office:value-type="float" office:value="11.8936425791172">
            <text:p>11.89364257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5119">
            <text:p>5119</text:p>
          </table:table-cell>
          <table:table-cell office:value-type="float" office:value="9177">
            <text:p>9177</text:p>
          </table:table-cell>
          <table:table-cell office:value-type="float" office:value="16928">
            <text:p>16928</text:p>
          </table:table-cell>
          <table:table-cell office:value-type="float" office:value="-81.375">
            <text:p>-81.375</text:p>
          </table:table-cell>
          <table:table-cell office:value-type="float" office:value="-145.875">
            <text:p>-145.875</text:p>
          </table:table-cell>
          <table:table-cell office:value-type="float" office:value="1106.375">
            <text:p>1106.375</text:p>
          </table:table-cell>
          <table:table-cell office:value-type="float" office:value="-0.0158966595038093">
            <text:p>-0.0158966595</text:p>
          </table:table-cell>
          <table:table-cell office:value-type="float" office:value="-0.0158957175547565">
            <text:p>-0.0158957176</text:p>
          </table:table-cell>
          <table:table-cell office:value-type="float" office:value="0.0653576913988658">
            <text:p>0.0653576914</text:p>
          </table:table-cell>
          <table:table-cell office:value-type="float" office:value="0.944856991152092">
            <text:p>0.9448569912</text:p>
          </table:table-cell>
          <table:table-cell office:value-type="float" office:value="0.94486022927805">
            <text:p>0.9448602293</text:p>
          </table:table-cell>
          <table:table-cell office:value-type="float" office:value="1.23712431043301">
            <text:p>1.2371243104</text:p>
          </table:table-cell>
          <table:table-cell table:number-columns-repeated="2" office:value-type="float" office:value="0">
            <text:p>0</text:p>
          </table:table-cell>
          <table:table-cell office:value-type="float" office:value="10.9483584908842">
            <text:p>10.9483584909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4909">
            <text:p>4909</text:p>
          </table:table-cell>
          <table:table-cell office:value-type="float" office:value="8593">
            <text:p>8593</text:p>
          </table:table-cell>
          <table:table-cell office:value-type="float" office:value="15193">
            <text:p>15193</text:p>
          </table:table-cell>
          <table:table-cell office:value-type="float" office:value="-68.4285714285714">
            <text:p>-68.4285714286</text:p>
          </table:table-cell>
          <table:table-cell office:value-type="float" office:value="535.571428571429">
            <text:p>535.5714285714</text:p>
          </table:table-cell>
          <table:table-cell office:value-type="float" office:value="548.428571428571">
            <text:p>548.4285714286</text:p>
          </table:table-cell>
          <table:table-cell office:value-type="float" office:value="-0.0139394115764049">
            <text:p>-0.0139394116</text:p>
          </table:table-cell>
          <table:table-cell office:value-type="float" office:value="0.062326478362787">
            <text:p>0.0623264784</text:p>
          </table:table-cell>
          <table:table-cell office:value-type="float" office:value="0.0360974508937387">
            <text:p>0.0360974509</text:p>
          </table:table-cell>
          <table:table-cell office:value-type="float" office:value="0.951592901584972">
            <text:p>0.9515929016</text:p>
          </table:table-cell>
          <table:table-cell office:value-type="float" office:value="1.22575647048376">
            <text:p>1.2257564705</text:p>
          </table:table-cell>
          <table:table-cell office:value-type="float" office:value="1.1288950090117">
            <text:p>1.128895009</text:p>
          </table:table-cell>
          <table:table-cell office:value-type="float" office:value="0">
            <text:p>0</text:p>
          </table:table-cell>
          <table:table-cell office:value-type="float" office:value="11.4643126988534">
            <text:p>11.4643126989</text:p>
          </table:table-cell>
          <table:table-cell office:value-type="float" office:value="19.5466341440991">
            <text:p>19.546634144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4424">
            <text:p>4424</text:p>
          </table:table-cell>
          <table:table-cell office:value-type="float" office:value="9687">
            <text:p>9687</text:p>
          </table:table-cell>
          <table:table-cell office:value-type="float" office:value="19162">
            <text:p>19162</text:p>
          </table:table-cell>
          <table:table-cell office:value-type="float" office:value="0">
            <text:p>0</text:p>
          </table:table-cell>
          <table:table-cell office:value-type="float" office:value="523.166666666667">
            <text:p>523.1666666667</text:p>
          </table:table-cell>
          <table:table-cell office:value-type="float" office:value="904.5">
            <text:p>904.5</text:p>
          </table:table-cell>
          <table:table-cell office:value-type="float" office:value="0">
            <text:p>0</text:p>
          </table:table-cell>
          <table:table-cell office:value-type="float" office:value="0.054007088537903">
            <text:p>0.0540070885</text:p>
          </table:table-cell>
          <table:table-cell office:value-type="float" office:value="0.0472027972027972">
            <text:p>0.0472027972</text:p>
          </table:table-cell>
          <table:table-cell office:value-type="float" office:value="0.66">
            <text:p>0.66</text:p>
          </table:table-cell>
          <table:table-cell office:value-type="float" office:value="1.19474167048285">
            <text:p>1.1947416705</text:p>
          </table:table-cell>
          <table:table-cell office:value-type="float" office:value="1.16957687417478">
            <text:p>1.1695768742</text:p>
          </table:table-cell>
          <table:table-cell office:value-type="float" office:value="0">
            <text:p>0</text:p>
          </table:table-cell>
          <table:table-cell office:value-type="float" office:value="13.1779096238237">
            <text:p>13.1779096238</text:p>
          </table:table-cell>
          <table:table-cell office:value-type="float" office:value="15.0283609192488">
            <text:p>15.028360919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06">
            <text:p>1006</text:p>
          </table:table-cell>
          <table:table-cell table:number-columns-repeated="2" office:value-type="float" office:value="454">
            <text:p>454</text:p>
          </table:table-cell>
          <table:table-cell office:value-type="float" office:value="3986">
            <text:p>3986</text:p>
          </table:table-cell>
          <table:table-cell office:value-type="float" office:value="10946">
            <text:p>10946</text:p>
          </table:table-cell>
          <table:table-cell office:value-type="float" office:value="22114">
            <text:p>22114</text:p>
          </table:table-cell>
          <table:table-cell table:number-columns-repeated="2" office:value-type="float" office:value="0">
            <text:p>0</text:p>
          </table:table-cell>
          <table:table-cell office:value-type="float" office:value="1514.2">
            <text:p>1514.2</text:p>
          </table:table-cell>
          <table:table-cell table:number-columns-repeated="2" office:value-type="float" office:value="0">
            <text:p>0</text:p>
          </table:table-cell>
          <table:table-cell office:value-type="float" office:value="0.0684724608845075">
            <text:p>0.0684724609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office:value-type="float" office:value="1.24884302977895">
            <text:p>1.2488430298</text:p>
          </table:table-cell>
          <table:table-cell table:number-columns-repeated="2" office:value-type="float" office:value="0">
            <text:p>0</text:p>
          </table:table-cell>
          <table:table-cell office:value-type="float" office:value="10.4657549776595">
            <text:p>10.465754977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522">
            <text:p>522</text:p>
          </table:table-cell>
          <table:table-cell office:value-type="float" office:value="3592">
            <text:p>3592</text:p>
          </table:table-cell>
          <table:table-cell office:value-type="float" office:value="11291">
            <text:p>11291</text:p>
          </table:table-cell>
          <table:table-cell office:value-type="float" office:value="23443">
            <text:p>23443</text:p>
          </table:table-cell>
          <table:table-cell office:value-type="float" office:value="0">
            <text:p>0</text:p>
          </table:table-cell>
          <table:table-cell office:value-type="float" office:value="613">
            <text:p>613</text:p>
          </table:table-cell>
          <table:table-cell table:number-columns-repeated="2" office:value-type="float" office:value="0">
            <text:p>0</text:p>
          </table:table-cell>
          <table:table-cell office:value-type="float" office:value="0.0542910282525906">
            <text:p>0.0542910283</text:p>
          </table:table-cell>
          <table:table-cell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.19579572975157">
            <text:p>1.1957957298</text:p>
          </table:table-cell>
          <table:table-cell office:value-type="float" office:value="1.21">
            <text:p>1.21</text:p>
          </table:table-cell>
          <table:table-cell office:value-type="float" office:value="0">
            <text:p>0</text:p>
          </table:table-cell>
          <table:table-cell office:value-type="float" office:value="13.1107708493372">
            <text:p>13.11077084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5">
            <text:p>5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3237">
            <text:p>3237</text:p>
          </table:table-cell>
          <table:table-cell office:value-type="float" office:value="11720">
            <text:p>11720</text:p>
          </table:table-cell>
          <table:table-cell office:value-type="float" office:value="24863">
            <text:p>24863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.13">
            <text:p>1.13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5">
            <text:p>5</text:p>
          </table:table-cell>
          <table:table-cell office:value-type="float" office:value="1007">
            <text:p>1007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2917">
            <text:p>2917</text:p>
          </table:table-cell>
          <table:table-cell office:value-type="float" office:value="12165">
            <text:p>12165</text:p>
          </table:table-cell>
          <table:table-cell office:value-type="float" office:value="26442">
            <text:p>26442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.13">
            <text:p>1.13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2.5">
            <text:p>122.5</text:p>
          </table:table-cell>
          <table:table-cell office:value-type="float" office:value="6142.5">
            <text:p>6142.5</text:p>
          </table:table-cell>
          <table:table-cell office:value-type="float" office:value="11632.25">
            <text:p>11632.25</text:p>
          </table:table-cell>
          <table:table-cell office:value-type="float" office:value="13.8825">
            <text:p>13.8825</text:p>
          </table:table-cell>
          <table:table-cell table:number-columns-repeated="3" office:value-type="float" office:value="5">
            <text:p>5</text:p>
          </table:table-cell>
          <table:table-cell office:value-type="float" office:value="1036">
            <text:p>1036</text:p>
          </table:table-cell>
          <table:table-cell table:number-columns-repeated="2" office:value-type="float" office:value="529">
            <text:p>529</text:p>
          </table:table-cell>
          <table:table-cell office:value-type="float" office:value="2628">
            <text:p>2628</text:p>
          </table:table-cell>
          <table:table-cell office:value-type="float" office:value="12567">
            <text:p>12567</text:p>
          </table:table-cell>
          <table:table-cell office:value-type="float" office:value="28120">
            <text:p>28120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0.95">
            <text:p>0.95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5.333333333333">
            <text:p>125.3333333333</text:p>
          </table:table-cell>
          <table:table-cell office:value-type="float" office:value="6103">
            <text:p>6103</text:p>
          </table:table-cell>
          <table:table-cell office:value-type="float" office:value="13960.6666666667">
            <text:p>13960.6666666667</text:p>
          </table:table-cell>
          <table:table-cell office:value-type="float" office:value="14.14">
            <text:p>14.14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970">
            <text:p>970</text:p>
          </table:table-cell>
          <table:table-cell office:value-type="float" office:value="467">
            <text:p>467</text:p>
          </table:table-cell>
          <table:table-cell office:value-type="float" office:value="2368">
            <text:p>2368</text:p>
          </table:table-cell>
          <table:table-cell office:value-type="float" office:value="12911">
            <text:p>12911</text:p>
          </table:table-cell>
          <table:table-cell office:value-type="float" office:value="29906">
            <text:p>29906</text:p>
          </table:table-cell>
          <table:table-cell table:number-columns-repeated="6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.18">
            <text:p>1.18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6" table:number-columns-repeated="3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2" table:default-cell-style-name="Default"/>
        <table:table-column table:style-name="co16" table:number-columns-repeated="3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66">
            <text:p>0.66</text:p>
          </table:table-cell>
          <table:table-cell office:value-type="float" office:value="1.18">
            <text:p>1.18</text:p>
          </table:table-cell>
          <table:table-cell office:value-type="float" office:value="1.22">
            <text:p>1.22</text:p>
          </table:table-cell>
          <table:table-cell office:value-type="float" office:value="-6">
            <text:p>-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.5">
            <text:p>11.5</text:p>
          </table:table-cell>
          <table:table-cell office:value-type="float" office:value="13.5">
            <text:p>13.5</text:p>
          </table:table-cell>
          <table:table-cell office:value-type="float" office:value="23.2">
            <text:p>23.2</text:p>
          </table:table-cell>
          <table:table-cell office:value-type="float" office:value="11064">
            <text:p>11064</text:p>
          </table:table-cell>
          <table:table-cell office:value-type="float" office:value="12581">
            <text:p>12581</text:p>
          </table:table-cell>
          <table:table-cell office:value-type="float" office:value="13120">
            <text:p>131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0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04:58.30</dc:date>
    <dc:creator>Liam Widdess</dc:creator>
    <meta:editing-duration>P2DT3H30M42S</meta:editing-duration>
    <meta:editing-cycles>185</meta:editing-cycles>
    <meta:generator>OpenOffice/4.1.7$Win32 OpenOffice.org_project/417m1$Build-9800</meta:generator>
    <meta:document-statistic meta:table-count="8" meta:cell-count="9171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99">
                <text:p>1669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421">
                <text:p>17421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875">
                <text:p>16875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513">
                <text:p>1751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565">
                <text:p>12565</text:p>
              </table:table-cell>
              <table:table-cell office:value-type="float" office:value="17547">
                <text:p>17547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2348">
                <text:p>12348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2251">
                <text:p>12251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824">
                <text:p>12824</text:p>
              </table:table-cell>
              <table:table-cell office:value-type="float" office:value="17781">
                <text:p>1778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748">
                <text:p>12748</text:p>
              </table:table-cell>
              <table:table-cell office:value-type="float" office:value="18415">
                <text:p>1841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60">
                <text:p>9760</text:p>
              </table:table-cell>
              <table:table-cell office:value-type="float" office:value="12590">
                <text:p>12590</text:p>
              </table:table-cell>
              <table:table-cell office:value-type="float" office:value="18057">
                <text:p>1805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23">
                <text:p>9623</text:p>
              </table:table-cell>
              <table:table-cell office:value-type="float" office:value="12591">
                <text:p>12591</text:p>
              </table:table-cell>
              <table:table-cell office:value-type="float" office:value="19411">
                <text:p>19411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052">
                <text:p>10052</text:p>
              </table:table-cell>
              <table:table-cell office:value-type="float" office:value="13014">
                <text:p>13014</text:p>
              </table:table-cell>
              <table:table-cell office:value-type="float" office:value="19664">
                <text:p>1966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0030">
                <text:p>10030</text:p>
              </table:table-cell>
              <table:table-cell office:value-type="float" office:value="13592">
                <text:p>13592</text:p>
              </table:table-cell>
              <table:table-cell office:value-type="float" office:value="19602">
                <text:p>19602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852">
                <text:p>9852</text:p>
              </table:table-cell>
              <table:table-cell office:value-type="float" office:value="13472">
                <text:p>13472</text:p>
              </table:table-cell>
              <table:table-cell office:value-type="float" office:value="20591">
                <text:p>205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623">
                <text:p>9623</text:p>
              </table:table-cell>
              <table:table-cell office:value-type="float" office:value="14316">
                <text:p>14316</text:p>
              </table:table-cell>
              <table:table-cell office:value-type="float" office:value="22837">
                <text:p>22837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314">
                <text:p>10314</text:p>
              </table:table-cell>
              <table:table-cell office:value-type="float" office:value="14637">
                <text:p>14637</text:p>
              </table:table-cell>
              <table:table-cell office:value-type="float" office:value="24459">
                <text:p>24459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710">
                <text:p>10710</text:p>
              </table:table-cell>
              <table:table-cell office:value-type="float" office:value="15586">
                <text:p>15586</text:p>
              </table:table-cell>
              <table:table-cell office:value-type="float" office:value="26077">
                <text:p>260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601">
                <text:p>10601</text:p>
              </table:table-cell>
              <table:table-cell office:value-type="float" office:value="16448">
                <text:p>16448</text:p>
              </table:table-cell>
              <table:table-cell office:value-type="float" office:value="27900">
                <text:p>27900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1174">
                <text:p>11174</text:p>
              </table:table-cell>
              <table:table-cell office:value-type="float" office:value="17300">
                <text:p>17300</text:p>
              </table:table-cell>
              <table:table-cell office:value-type="float" office:value="29170">
                <text:p>29170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1440">
                <text:p>11440</text:p>
              </table:table-cell>
              <table:table-cell office:value-type="float" office:value="18236">
                <text:p>18236</text:p>
              </table:table-cell>
              <table:table-cell office:value-type="float" office:value="30486">
                <text:p>3048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48">
                <text:p>10948</text:p>
              </table:table-cell>
              <table:table-cell office:value-type="float" office:value="19030">
                <text:p>19030</text:p>
              </table:table-cell>
              <table:table-cell office:value-type="float" office:value="31798">
                <text:p>31798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30">
                <text:p>11430</text:p>
              </table:table-cell>
              <table:table-cell office:value-type="float" office:value="20095">
                <text:p>20095</text:p>
              </table:table-cell>
              <table:table-cell office:value-type="float" office:value="33866">
                <text:p>3386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50">
                <text:p>12850</text:p>
              </table:table-cell>
              <table:table-cell office:value-type="float" office:value="21517">
                <text:p>21517</text:p>
              </table:table-cell>
              <table:table-cell office:value-type="float" office:value="34404">
                <text:p>3440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36">
                <text:p>13736</text:p>
              </table:table-cell>
              <table:table-cell office:value-type="float" office:value="22412">
                <text:p>22412</text:p>
              </table:table-cell>
              <table:table-cell office:value-type="float" office:value="32699">
                <text:p>3269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482">
                <text:p>14482</text:p>
              </table:table-cell>
              <table:table-cell office:value-type="float" office:value="22067">
                <text:p>22067</text:p>
              </table:table-cell>
              <table:table-cell office:value-type="float" office:value="31578">
                <text:p>315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175">
                <text:p>15175</text:p>
              </table:table-cell>
              <table:table-cell office:value-type="float" office:value="21678">
                <text:p>21678</text:p>
              </table:table-cell>
              <table:table-cell office:value-type="float" office:value="33743">
                <text:p>3374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234">
                <text:p>16234</text:p>
              </table:table-cell>
              <table:table-cell office:value-type="float" office:value="21598">
                <text:p>21598</text:p>
              </table:table-cell>
              <table:table-cell office:value-type="float" office:value="34340">
                <text:p>3434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542">
                <text:p>21542</text:p>
              </table:table-cell>
              <table:table-cell office:value-type="float" office:value="31343">
                <text:p>3134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618">
                <text:p>16618</text:p>
              </table:table-cell>
              <table:table-cell office:value-type="float" office:value="22320">
                <text:p>22320</text:p>
              </table:table-cell>
              <table:table-cell office:value-type="float" office:value="30880">
                <text:p>3088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6085">
                <text:p>16085</text:p>
              </table:table-cell>
              <table:table-cell office:value-type="float" office:value="23284">
                <text:p>23284</text:p>
              </table:table-cell>
              <table:table-cell office:value-type="float" office:value="32823">
                <text:p>328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820">
                <text:p>15820</text:p>
              </table:table-cell>
              <table:table-cell office:value-type="float" office:value="23672">
                <text:p>23672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6120">
                <text:p>16120</text:p>
              </table:table-cell>
              <table:table-cell office:value-type="float" office:value="21878">
                <text:p>21878</text:p>
              </table:table-cell>
              <table:table-cell office:value-type="float" office:value="30803">
                <text:p>3080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394">
                <text:p>21394</text:p>
              </table:table-cell>
              <table:table-cell office:value-type="float" office:value="30259">
                <text:p>302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959">
                <text:p>15959</text:p>
              </table:table-cell>
              <table:table-cell office:value-type="float" office:value="21623">
                <text:p>21623</text:p>
              </table:table-cell>
              <table:table-cell office:value-type="float" office:value="32593">
                <text:p>3259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650">
                <text:p>21650</text:p>
              </table:table-cell>
              <table:table-cell office:value-type="float" office:value="32488">
                <text:p>32488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599">
                <text:p>21599</text:p>
              </table:table-cell>
              <table:table-cell office:value-type="float" office:value="30675">
                <text:p>3067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438">
                <text:p>21438</text:p>
              </table:table-cell>
              <table:table-cell office:value-type="float" office:value="34478">
                <text:p>3447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6180">
                <text:p>16180</text:p>
              </table:table-cell>
              <table:table-cell office:value-type="float" office:value="22854">
                <text:p>22854</text:p>
              </table:table-cell>
              <table:table-cell office:value-type="float" office:value="36297">
                <text:p>36297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469">
                <text:p>16469</text:p>
              </table:table-cell>
              <table:table-cell office:value-type="float" office:value="23030">
                <text:p>23030</text:p>
              </table:table-cell>
              <table:table-cell office:value-type="float" office:value="36684">
                <text:p>36684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2040">
                <text:p>22040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960">
                <text:p>15960</text:p>
              </table:table-cell>
              <table:table-cell office:value-type="float" office:value="23298">
                <text:p>23298</text:p>
              </table:table-cell>
              <table:table-cell office:value-type="float" office:value="33627">
                <text:p>3362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284">
                <text:p>21284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0903">
                <text:p>20903</text:p>
              </table:table-cell>
              <table:table-cell office:value-type="float" office:value="36208">
                <text:p>3620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14">
                <text:p>13014</text:p>
              </table:table-cell>
              <table:table-cell office:value-type="float" office:value="21048">
                <text:p>21048</text:p>
              </table:table-cell>
              <table:table-cell office:value-type="float" office:value="34562">
                <text:p>3456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328">
                <text:p>12328</text:p>
              </table:table-cell>
              <table:table-cell office:value-type="float" office:value="21376">
                <text:p>21376</text:p>
              </table:table-cell>
              <table:table-cell office:value-type="float" office:value="32609">
                <text:p>3260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702">
                <text:p>12702</text:p>
              </table:table-cell>
              <table:table-cell office:value-type="float" office:value="20823">
                <text:p>20823</text:p>
              </table:table-cell>
              <table:table-cell office:value-type="float" office:value="34022">
                <text:p>3402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530">
                <text:p>19530</text:p>
              </table:table-cell>
              <table:table-cell office:value-type="float" office:value="33613">
                <text:p>33613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9">
                <text:p>11709</text:p>
              </table:table-cell>
              <table:table-cell office:value-type="float" office:value="17990">
                <text:p>17990</text:p>
              </table:table-cell>
              <table:table-cell office:value-type="float" office:value="31013">
                <text:p>31013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0902">
                <text:p>10902</text:p>
              </table:table-cell>
              <table:table-cell office:value-type="float" office:value="16336">
                <text:p>16336</text:p>
              </table:table-cell>
              <table:table-cell office:value-type="float" office:value="28106">
                <text:p>2810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9660">
                <text:p>9660</text:p>
              </table:table-cell>
              <table:table-cell office:value-type="float" office:value="16825">
                <text:p>16825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9984">
                <text:p>9984</text:p>
              </table:table-cell>
              <table:table-cell office:value-type="float" office:value="15909">
                <text:p>15909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9104">
                <text:p>9104</text:p>
              </table:table-cell>
              <table:table-cell office:value-type="float" office:value="14827">
                <text:p>14827</text:p>
              </table:table-cell>
              <table:table-cell office:value-type="float" office:value="21216">
                <text:p>2121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8240">
                <text:p>8240</text:p>
              </table:table-cell>
              <table:table-cell office:value-type="float" office:value="14073">
                <text:p>14073</text:p>
              </table:table-cell>
              <table:table-cell office:value-type="float" office:value="21809">
                <text:p>2180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8640">
                <text:p>8640</text:p>
              </table:table-cell>
              <table:table-cell office:value-type="float" office:value="13335">
                <text:p>13335</text:p>
              </table:table-cell>
              <table:table-cell office:value-type="float" office:value="23023">
                <text:p>2302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8857">
                <text:p>8857</text:p>
              </table:table-cell>
              <table:table-cell office:value-type="float" office:value="13616">
                <text:p>13616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276">
                <text:p>7276</text:p>
              </table:table-cell>
              <table:table-cell office:value-type="float" office:value="12360">
                <text:p>12360</text:p>
              </table:table-cell>
              <table:table-cell office:value-type="float" office:value="21017">
                <text:p>2101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8194">
                <text:p>8194</text:p>
              </table:table-cell>
              <table:table-cell office:value-type="float" office:value="12420">
                <text:p>12420</text:p>
              </table:table-cell>
              <table:table-cell office:value-type="float" office:value="19026">
                <text:p>1902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8544">
                <text:p>8544</text:p>
              </table:table-cell>
              <table:table-cell office:value-type="float" office:value="11940">
                <text:p>11940</text:p>
              </table:table-cell>
              <table:table-cell office:value-type="float" office:value="19155">
                <text:p>19155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37">
                <text:p>7837</text:p>
              </table:table-cell>
              <table:table-cell office:value-type="float" office:value="11280">
                <text:p>11280</text:p>
              </table:table-cell>
              <table:table-cell office:value-type="float" office:value="18495">
                <text:p>1849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6715">
                <text:p>6715</text:p>
              </table:table-cell>
              <table:table-cell office:value-type="float" office:value="10275">
                <text:p>10275</text:p>
              </table:table-cell>
              <table:table-cell office:value-type="float" office:value="18270">
                <text:p>1827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6273">
                <text:p>6273</text:p>
              </table:table-cell>
              <table:table-cell office:value-type="float" office:value="10348">
                <text:p>10348</text:p>
              </table:table-cell>
              <table:table-cell office:value-type="float" office:value="18105">
                <text:p>18105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865">
                <text:p>5865</text:p>
              </table:table-cell>
              <table:table-cell office:value-type="float" office:value="10584">
                <text:p>10584</text:p>
              </table:table-cell>
              <table:table-cell office:value-type="float" office:value="17805">
                <text:p>1780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882">
                <text:p>5882</text:p>
              </table:table-cell>
              <table:table-cell office:value-type="float" office:value="9688">
                <text:p>9688</text:p>
              </table:table-cell>
              <table:table-cell office:value-type="float" office:value="16275">
                <text:p>1627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6320">
                <text:p>6320</text:p>
              </table:table-cell>
              <table:table-cell office:value-type="float" office:value="10110">
                <text:p>10110</text:p>
              </table:table-cell>
              <table:table-cell office:value-type="float" office:value="16950">
                <text:p>16950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332">
                <text:p>10332</text:p>
              </table:table-cell>
              <table:table-cell office:value-type="float" office:value="17190">
                <text:p>1719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10098">
                <text:p>10098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9525">
                <text:p>9525</text:p>
              </table:table-cell>
              <table:table-cell office:value-type="float" office:value="15314">
                <text:p>1531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904">
                <text:p>5904</text:p>
              </table:table-cell>
              <table:table-cell office:value-type="float" office:value="10060">
                <text:p>10060</text:p>
              </table:table-cell>
              <table:table-cell office:value-type="float" office:value="16399">
                <text:p>16399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520">
                <text:p>5520</text:p>
              </table:table-cell>
              <table:table-cell office:value-type="float" office:value="9915">
                <text:p>9915</text:p>
              </table:table-cell>
              <table:table-cell office:value-type="float" office:value="16182">
                <text:p>1618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536">
                <text:p>5536</text:p>
              </table:table-cell>
              <table:table-cell office:value-type="float" office:value="10710">
                <text:p>10710</text:p>
              </table:table-cell>
              <table:table-cell office:value-type="float" office:value="17391">
                <text:p>1739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190">
                <text:p>7190</text:p>
              </table:table-cell>
              <table:table-cell office:value-type="float" office:value="10050">
                <text:p>10050</text:p>
              </table:table-cell>
              <table:table-cell office:value-type="float" office:value="15314">
                <text:p>1531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018">
                <text:p>7018</text:p>
              </table:table-cell>
              <table:table-cell office:value-type="float" office:value="10360">
                <text:p>10360</text:p>
              </table:table-cell>
              <table:table-cell office:value-type="float" office:value="16704">
                <text:p>1670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6057">
                <text:p>6057</text:p>
              </table:table-cell>
              <table:table-cell office:value-type="float" office:value="9765">
                <text:p>9765</text:p>
              </table:table-cell>
              <table:table-cell office:value-type="float" office:value="17952">
                <text:p>17952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225">
                <text:p>5225</text:p>
              </table:table-cell>
              <table:table-cell office:value-type="float" office:value="9063">
                <text:p>9063</text:p>
              </table:table-cell>
              <table:table-cell office:value-type="float" office:value="16171">
                <text:p>1617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119">
                <text:p>5119</text:p>
              </table:table-cell>
              <table:table-cell office:value-type="float" office:value="9177">
                <text:p>9177</text:p>
              </table:table-cell>
              <table:table-cell office:value-type="float" office:value="16928">
                <text:p>1692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909">
                <text:p>4909</text:p>
              </table:table-cell>
              <table:table-cell office:value-type="float" office:value="8593">
                <text:p>8593</text:p>
              </table:table-cell>
              <table:table-cell office:value-type="float" office:value="15193">
                <text:p>15193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24">
                <text:p>4424</text:p>
              </table:table-cell>
              <table:table-cell office:value-type="float" office:value="9687">
                <text:p>9687</text:p>
              </table:table-cell>
              <table:table-cell office:value-type="float" office:value="19162">
                <text:p>1916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3986">
                <text:p>3986</text:p>
              </table:table-cell>
              <table:table-cell office:value-type="float" office:value="10946">
                <text:p>10946</text:p>
              </table:table-cell>
              <table:table-cell office:value-type="float" office:value="22114">
                <text:p>2211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3592">
                <text:p>3592</text:p>
              </table:table-cell>
              <table:table-cell office:value-type="float" office:value="11291">
                <text:p>11291</text:p>
              </table:table-cell>
              <table:table-cell office:value-type="float" office:value="23443">
                <text:p>23443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3237">
                <text:p>3237</text:p>
              </table:table-cell>
              <table:table-cell office:value-type="float" office:value="11720">
                <text:p>11720</text:p>
              </table:table-cell>
              <table:table-cell office:value-type="float" office:value="24863">
                <text:p>2486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2917">
                <text:p>2917</text:p>
              </table:table-cell>
              <table:table-cell office:value-type="float" office:value="12165">
                <text:p>12165</text:p>
              </table:table-cell>
              <table:table-cell office:value-type="float" office:value="26442">
                <text:p>2644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2628">
                <text:p>2628</text:p>
              </table:table-cell>
              <table:table-cell office:value-type="float" office:value="12567">
                <text:p>12567</text:p>
              </table:table-cell>
              <table:table-cell office:value-type="float" office:value="28120">
                <text:p>2812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2368">
                <text:p>2368</text:p>
              </table:table-cell>
              <table:table-cell office:value-type="float" office:value="12911">
                <text:p>12911</text:p>
              </table:table-cell>
              <table:table-cell office:value-type="float" office:value="29906">
                <text:p>2990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142.5">
                <text:p>6142.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6103">
                <text:p>61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2cm" svg:y="1.404cm" svg:width="30.89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3.8825">
                <text:p>13.882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4">
                <text:p>14.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8cm" svg:y="1.352cm" svg:width="31.356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565929626756">
                <text:p>1.0356592962675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693100916359">
                <text:p>1.03693100916359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6600733162824">
                <text:p>1.066007331628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6764950037798">
                <text:p>1.06764950037798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4753581307563">
                <text:p>1.04753581307563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547145029592">
                <text:p>1.0254714502959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911545597476">
                <text:p>1.05911545597476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641691086471">
                <text:p>1.0641691086471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825692370677">
                <text:p>1.0382569237067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4560702119087">
                <text:p>1.04560702119087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611155546418">
                <text:p>1.061115554641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911065330774">
                <text:p>1.05911065330774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6096819673251">
                <text:p>1.0609681967325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10675460155717">
                <text:p>1.1067546015571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006833531171">
                <text:p>1.1400683353117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653324660515">
                <text:p>1.15653324660515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8424822461573">
                <text:p>1.18424822461573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999366430701">
                <text:p>1.20999366430701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8364073390357">
                <text:p>1.18364073390357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0900027778106">
                <text:p>1.090002777810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04454583668953">
                <text:p>1.04454583668953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19425270031576">
                <text:p>1.19425270031576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083371881147">
                <text:p>1.17083371881147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9661284884374">
                <text:p>1.09661284884374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053939398028">
                <text:p>0.98605393939802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3173602092324">
                <text:p>0.98317360209232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704018426223">
                <text:p>1.15704018426223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.971656270732063">
                <text:p>0.971656270732063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5645798411385">
                <text:p>0.98564579841138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47515473158">
                <text:p>1.0044751547315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0.987402458910722">
                <text:p>0.98740245891072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0.97482569099938">
                <text:p>0.97482569099938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8997072724705">
                <text:p>0.9889970727247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11380999696">
                <text:p>1.0411380999696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4862893910576">
                <text:p>1.0486289391057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2956993201221">
                <text:p>1.0295699320122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406038868165">
                <text:p>1.0440603886816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490451649931">
                <text:p>1.0049045164993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424203305587">
                <text:p>1.01424203305587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5641851239502">
                <text:p>1.0564185123950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43408552209576">
                <text:p>0.84340855220957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9245670180969">
                <text:p>0.809245670180969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4124966991975">
                <text:p>1.04124966991975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009761944283">
                <text:p>1.0600976194428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792182114729128">
                <text:p>0.7921821147291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6821795251">
                <text:p>0.818206821795251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2767090928945">
                <text:p>0.91276709092894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7186940850732">
                <text:p>0.837186940850732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814832706996427">
                <text:p>0.81483270699642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839588235471785">
                <text:p>0.83958823547178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870918813315653">
                <text:p>0.870918813315653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789249290414959">
                <text:p>0.789249290414959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896148777143799">
                <text:p>0.896148777143799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846861578523157">
                <text:p>0.8468615785231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862127031109651">
                <text:p>0.86212703110965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36935915260628">
                <text:p>0.93693591526062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07363390189969">
                <text:p>0.90736339018996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71209013631105">
                <text:p>0.8712090136311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887766408705845">
                <text:p>0.88776640870584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73184516528939">
                <text:p>0.973184516528939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74168595679012">
                <text:p>0.87416859567901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4778534235207">
                <text:p>1.0477853423520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14601796939042">
                <text:p>1.1460179693904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82443114886">
                <text:p>0.98968244311488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.01089117938986">
                <text:p>1.0108911793898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6468747785323">
                <text:p>0.8646874778532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.08964898543295">
                <text:p>1.08964898543295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05998659083315">
                <text:p>1.05998659083315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93714105015066">
                <text:p>0.9937141050150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1148963467196">
                <text:p>1.114896346719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21709515325519">
                <text:p>1.21709515325519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4486022927805">
                <text:p>0.9448602292780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.22575647048376">
                <text:p>1.2257564704837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19474167048285">
                <text:p>1.1947416704828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9579572975157">
                <text:p>1.195795729751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1632.25">
                <text:p>11632.25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960.6666666667">
                <text:p>13960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